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62in"/>
    </style:style>
    <style:style style:name="co2" style:family="table-column">
      <style:table-column-properties fo:break-before="auto" style:column-width="0.902in"/>
    </style:style>
    <style:style style:name="co3" style:family="table-column">
      <style:table-column-properties fo:break-before="auto" style:column-width="1.5189in"/>
    </style:style>
    <style:style style:name="co4" style:family="table-column">
      <style:table-column-properties fo:break-before="auto" style:column-width="0.8909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ods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transparent" fo:padding="0.028in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d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number-columns-repeated="250" table:default-cell-style-name="ce3"/>
        <table:table-row table:style-name="ro1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Post #'s:</text:p>
          </table:table-cell>
          <table:table-cell table:style-name="ce1" office:value-type="string" calcext:value-type="string">
            <text:p>Tripcode:</text:p>
          </table:table-cell>
          <table:table-cell table:style-name="ce8" office:value-type="string" calcext:value-type="string">
            <text:p>ID #:</text:p>
          </table:table-cell>
          <table:table-cell table:style-name="ce8" office:value-type="string" calcext:value-type="string">
            <text:p>Password:</text:p>
          </table:table-cell>
          <table:table-cell table:style-name="ce1" office:value-type="string" calcext:value-type="string">
            <text:p>Sig:</text:p>
          </table:table-cell>
          <table:table-cell table:style-name="ce1" office:value-type="string" calcext:value-type="string">
            <text:p>Host: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7" calcext:value-type="date">
            <text:p>3/7/2019</text:p>
          </table:table-cell>
          <table:table-cell table:style-name="ce4" office:value-type="string" calcext:value-type="string">
            <text:p>3000-3002</text:p>
          </table:table-cell>
          <table:table-cell office:value-type="string" calcext:value-type="string">
            <text:p>!!mG7VJxZNCI</text:p>
          </table:table-cell>
          <table:table-cell table:style-name="ce9" office:value-type="float" office:value="285835" calcext:value-type="float">
            <text:p>28583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7" calcext:value-type="date">
            <text:p>3/7/2019</text:p>
          </table:table-cell>
          <table:table-cell table:style-name="ce4" office:value-type="float" office:value="3003" calcext:value-type="float">
            <text:p>300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d6e0f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9" calcext:value-type="date">
            <text:p>3/9/2019</text:p>
          </table:table-cell>
          <table:table-cell table:style-name="ce4" office:value-type="string" calcext:value-type="string">
            <text:p>3004-300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a61e1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9" calcext:value-type="date">
            <text:p>3/9/2019</text:p>
          </table:table-cell>
          <table:table-cell table:style-name="ce4" office:value-type="string" calcext:value-type="string">
            <text:p>3009-301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b560b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9" calcext:value-type="date">
            <text:p>3/9/2019</text:p>
          </table:table-cell>
          <table:table-cell table:style-name="ce4" office:value-type="float" office:value="3011" calcext:value-type="float">
            <text:p>3011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6f5e1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9" calcext:value-type="date">
            <text:p>3/9/2019</text:p>
          </table:table-cell>
          <table:table-cell table:style-name="ce4" office:value-type="string" calcext:value-type="string">
            <text:p>3012-3014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bdfd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9" calcext:value-type="date">
            <text:p>3/9/2019</text:p>
          </table:table-cell>
          <table:table-cell table:style-name="ce4" office:value-type="float" office:value="3015" calcext:value-type="float">
            <text:p>301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de714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9" calcext:value-type="date">
            <text:p>3/9/2019</text:p>
          </table:table-cell>
          <table:table-cell table:style-name="ce4" office:value-type="float" office:value="3016" calcext:value-type="float">
            <text:p>3016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308ef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9" calcext:value-type="date">
            <text:p>3/9/2019</text:p>
          </table:table-cell>
          <table:table-cell table:style-name="ce4" office:value-type="float" office:value="3017" calcext:value-type="float">
            <text:p>301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69f5c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0" calcext:value-type="date">
            <text:p>3/10/2019</text:p>
          </table:table-cell>
          <table:table-cell table:style-name="ce4" office:value-type="float" office:value="3018" calcext:value-type="float">
            <text:p>301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f6e69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0" calcext:value-type="date">
            <text:p>3/10/2019</text:p>
          </table:table-cell>
          <table:table-cell table:style-name="ce4" office:value-type="float" office:value="3019" calcext:value-type="float">
            <text:p>3019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e86c0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1" calcext:value-type="date">
            <text:p>3/11/2019</text:p>
          </table:table-cell>
          <table:table-cell table:style-name="ce4" office:value-type="float" office:value="3020" calcext:value-type="float">
            <text:p>302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1c955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1" calcext:value-type="date">
            <text:p>3/11/2019</text:p>
          </table:table-cell>
          <table:table-cell table:style-name="ce4" office:value-type="string" calcext:value-type="string">
            <text:p>3021-302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8c541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1" calcext:value-type="date">
            <text:p>3/11/2019</text:p>
          </table:table-cell>
          <table:table-cell table:style-name="ce4" office:value-type="string" calcext:value-type="string">
            <text:p>3024-302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be3a9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1" calcext:value-type="date">
            <text:p>3/11/2019</text:p>
          </table:table-cell>
          <table:table-cell table:style-name="ce4" office:value-type="string" calcext:value-type="string">
            <text:p>3026-302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14af2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1" calcext:value-type="date">
            <text:p>3/11/2019</text:p>
          </table:table-cell>
          <table:table-cell table:style-name="ce4" office:value-type="float" office:value="3028" calcext:value-type="float">
            <text:p>302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5351e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1" calcext:value-type="date">
            <text:p>3/11/2019</text:p>
          </table:table-cell>
          <table:table-cell table:style-name="ce4" office:value-type="string" calcext:value-type="string">
            <text:p>3029-303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58ea9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1" calcext:value-type="date">
            <text:p>3/11/2019</text:p>
          </table:table-cell>
          <table:table-cell table:style-name="ce4" office:value-type="string" calcext:value-type="string">
            <text:p>3031-303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4e2d8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1" calcext:value-type="date">
            <text:p>3/11/2019</text:p>
          </table:table-cell>
          <table:table-cell table:style-name="ce4" office:value-type="float" office:value="3033" calcext:value-type="float">
            <text:p>303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a7131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2" calcext:value-type="date">
            <text:p>3/12/2019</text:p>
          </table:table-cell>
          <table:table-cell table:style-name="ce4" office:value-type="string" calcext:value-type="string">
            <text:p>3034-303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f7f7c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2" calcext:value-type="date">
            <text:p>3/12/2019</text:p>
          </table:table-cell>
          <table:table-cell table:style-name="ce4" office:value-type="float" office:value="3036" calcext:value-type="float">
            <text:p>3036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7c4fd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2" calcext:value-type="date">
            <text:p>3/12/2019</text:p>
          </table:table-cell>
          <table:table-cell table:style-name="ce4" office:value-type="float" office:value="3037" calcext:value-type="float">
            <text:p>303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e6b07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2" calcext:value-type="date">
            <text:p>3/12/2019</text:p>
          </table:table-cell>
          <table:table-cell table:style-name="ce4" office:value-type="float" office:value="3038" calcext:value-type="float">
            <text:p>303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4fe51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2" calcext:value-type="date">
            <text:p>3/12/2019</text:p>
          </table:table-cell>
          <table:table-cell table:style-name="ce4" office:value-type="float" office:value="3039" calcext:value-type="float">
            <text:p>3039</text:p>
          </table:table-cell>
          <table:table-cell office:value-type="string" calcext:value-type="string">
            <text:p>!!mG7VJxZNCI</text:p>
          </table:table-cell>
          <table:table-cell table:style-name="ce9" office:value-type="float" office:value="507382" calcext:value-type="float">
            <text:p>50738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2" calcext:value-type="date">
            <text:p>3/12/2019</text:p>
          </table:table-cell>
          <table:table-cell table:style-name="ce4" office:value-type="string" calcext:value-type="string">
            <text:p>3040-3041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5293d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2" calcext:value-type="date">
            <text:p>3/12/2019</text:p>
          </table:table-cell>
          <table:table-cell table:style-name="ce4" office:value-type="float" office:value="3042" calcext:value-type="float">
            <text:p>304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223a3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2" calcext:value-type="date">
            <text:p>3/12/2019</text:p>
          </table:table-cell>
          <table:table-cell table:style-name="ce4" office:value-type="string" calcext:value-type="string">
            <text:p>3043-3044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b6d29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3" calcext:value-type="date">
            <text:p>3/13/2019</text:p>
          </table:table-cell>
          <table:table-cell table:style-name="ce4" office:value-type="string" calcext:value-type="string">
            <text:p>3045-3046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6dd97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3" calcext:value-type="date">
            <text:p>3/13/2019</text:p>
          </table:table-cell>
          <table:table-cell table:style-name="ce4" office:value-type="float" office:value="3047" calcext:value-type="float">
            <text:p>304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476ba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3" calcext:value-type="date">
            <text:p>3/13/2019</text:p>
          </table:table-cell>
          <table:table-cell table:style-name="ce4" office:value-type="float" office:value="3048" calcext:value-type="float">
            <text:p>304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e473d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3" calcext:value-type="date">
            <text:p>3/13/2019</text:p>
          </table:table-cell>
          <table:table-cell table:style-name="ce4" office:value-type="float" office:value="3049" calcext:value-type="float">
            <text:p>3049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a9fad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3" calcext:value-type="date">
            <text:p>3/13/2019</text:p>
          </table:table-cell>
          <table:table-cell table:style-name="ce4" office:value-type="float" office:value="3050" calcext:value-type="float">
            <text:p>305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6174b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3" calcext:value-type="date">
            <text:p>3/13/2019</text:p>
          </table:table-cell>
          <table:table-cell table:style-name="ce4" office:value-type="string" calcext:value-type="string">
            <text:p>3051-3052</text:p>
          </table:table-cell>
          <table:table-cell office:value-type="string" calcext:value-type="string">
            <text:p>!!mG7VJxZNCI</text:p>
          </table:table-cell>
          <table:table-cell table:style-name="ce9" office:value-type="float" office:value="373780" calcext:value-type="float">
            <text:p>37378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3" calcext:value-type="date">
            <text:p>3/13/2019</text:p>
          </table:table-cell>
          <table:table-cell table:style-name="ce4" office:value-type="float" office:value="3053" calcext:value-type="float">
            <text:p>305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ee818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4" calcext:value-type="date">
            <text:p>3/14/2019</text:p>
          </table:table-cell>
          <table:table-cell table:style-name="ce4" office:value-type="string" calcext:value-type="string">
            <text:p>3054-305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e2b5a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4" calcext:value-type="date">
            <text:p>3/14/2019</text:p>
          </table:table-cell>
          <table:table-cell table:style-name="ce4" office:value-type="string" calcext:value-type="string">
            <text:p>3056-3059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8daaf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4" calcext:value-type="date">
            <text:p>3/14/2019</text:p>
          </table:table-cell>
          <table:table-cell table:style-name="ce4" office:value-type="string" calcext:value-type="string">
            <text:p>3060-306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b3511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4" calcext:value-type="date">
            <text:p>3/14/2019</text:p>
          </table:table-cell>
          <table:table-cell table:style-name="ce4" office:value-type="float" office:value="3064" calcext:value-type="float">
            <text:p>3064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ea9d5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4" calcext:value-type="date">
            <text:p>3/14/2019</text:p>
          </table:table-cell>
          <table:table-cell table:style-name="ce4" office:value-type="float" office:value="3065" calcext:value-type="float">
            <text:p>306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dcd8b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4" calcext:value-type="date">
            <text:p>3/14/2019</text:p>
          </table:table-cell>
          <table:table-cell table:style-name="ce4" office:value-type="string" calcext:value-type="string">
            <text:p>3066-307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31414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4" calcext:value-type="date">
            <text:p>3/14/2019</text:p>
          </table:table-cell>
          <table:table-cell table:style-name="ce4" office:value-type="string" calcext:value-type="string">
            <text:p>3071-307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c7aa2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4" calcext:value-type="date">
            <text:p>3/14/2019</text:p>
          </table:table-cell>
          <table:table-cell table:style-name="ce4" office:value-type="float" office:value="3073" calcext:value-type="float">
            <text:p>307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12a11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4" calcext:value-type="date">
            <text:p>3/14/2019</text:p>
          </table:table-cell>
          <table:table-cell table:style-name="ce4" office:value-type="string" calcext:value-type="string">
            <text:p>3074-307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ce5a0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4" calcext:value-type="date">
            <text:p>3/14/2019</text:p>
          </table:table-cell>
          <table:table-cell table:style-name="ce4" office:value-type="float" office:value="3076" calcext:value-type="float">
            <text:p>3076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b3e3b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4" calcext:value-type="date">
            <text:p>3/14/2019</text:p>
          </table:table-cell>
          <table:table-cell table:style-name="ce4" office:value-type="float" office:value="3077" calcext:value-type="float">
            <text:p>307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fd323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4" calcext:value-type="date">
            <text:p>3/14/2019</text:p>
          </table:table-cell>
          <table:table-cell table:style-name="ce4" office:value-type="float" office:value="3078" calcext:value-type="float">
            <text:p>3078</text:p>
          </table:table-cell>
          <table:table-cell office:value-type="string" calcext:value-type="string">
            <text:p>!!mG7VJxZNCI</text:p>
          </table:table-cell>
          <table:table-cell table:style-name="ce9" office:value-type="float" office:value="987941" calcext:value-type="float">
            <text:p>98794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5" calcext:value-type="date">
            <text:p>3/15/2019</text:p>
          </table:table-cell>
          <table:table-cell table:style-name="ce5" office:value-type="float" office:value="3079" calcext:value-type="float">
            <text:p>3079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d99ea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5" calcext:value-type="date">
            <text:p>3/15/2019</text:p>
          </table:table-cell>
          <table:table-cell table:style-name="ce5" office:value-type="float" office:value="3080" calcext:value-type="float">
            <text:p>308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5" calcext:value-type="date">
            <text:p>3/15/2019</text:p>
          </table:table-cell>
          <table:table-cell table:style-name="ce4" office:value-type="string" calcext:value-type="string">
            <text:p>3081-308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df3d6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5" calcext:value-type="date">
            <text:p>3/15/2019</text:p>
          </table:table-cell>
          <table:table-cell table:style-name="ce4" office:value-type="string" calcext:value-type="string">
            <text:p>3084-3086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dc456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5" calcext:value-type="date">
            <text:p>3/15/2019</text:p>
          </table:table-cell>
          <table:table-cell table:style-name="ce4" office:value-type="string" calcext:value-type="string">
            <text:p>3087-308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f04cc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5" calcext:value-type="date">
            <text:p>3/15/2019</text:p>
          </table:table-cell>
          <table:table-cell table:style-name="ce4" office:value-type="string" calcext:value-type="string">
            <text:p>3089-3091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f74fb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5" calcext:value-type="date">
            <text:p>3/15/2019</text:p>
          </table:table-cell>
          <table:table-cell table:style-name="ce4" office:value-type="string" calcext:value-type="string">
            <text:p>3092-309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9d33d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5" calcext:value-type="date">
            <text:p>3/15/2019</text:p>
          </table:table-cell>
          <table:table-cell table:style-name="ce4" office:value-type="float" office:value="3094" calcext:value-type="float">
            <text:p>3094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1ed39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5" calcext:value-type="date">
            <text:p>3/15/2019</text:p>
          </table:table-cell>
          <table:table-cell table:style-name="ce4" office:value-type="float" office:value="3095" calcext:value-type="float">
            <text:p>309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c7fff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5" calcext:value-type="date">
            <text:p>3/15/2019</text:p>
          </table:table-cell>
          <table:table-cell table:style-name="ce4" office:value-type="float" office:value="3096" calcext:value-type="float">
            <text:p>3096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3fd4c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7" calcext:value-type="date">
            <text:p>3/17/2019</text:p>
          </table:table-cell>
          <table:table-cell table:style-name="ce4" office:value-type="string" calcext:value-type="string">
            <text:p>3097-3099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fe07c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7" calcext:value-type="date">
            <text:p>3/17/2019</text:p>
          </table:table-cell>
          <table:table-cell table:style-name="ce4" office:value-type="float" office:value="3100" calcext:value-type="float">
            <text:p>310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83b44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7" calcext:value-type="date">
            <text:p>3/17/2019</text:p>
          </table:table-cell>
          <table:table-cell table:style-name="ce4" office:value-type="float" office:value="3101" calcext:value-type="float">
            <text:p>3101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264e9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7" calcext:value-type="date">
            <text:p>3/17/2019</text:p>
          </table:table-cell>
          <table:table-cell table:style-name="ce4" office:value-type="string" calcext:value-type="string">
            <text:p>3102-310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c0a53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7" calcext:value-type="date">
            <text:p>3/17/2019</text:p>
          </table:table-cell>
          <table:table-cell table:style-name="ce4" office:value-type="string" calcext:value-type="string">
            <text:p>3104-3107</text:p>
          </table:table-cell>
          <table:table-cell office:value-type="string" calcext:value-type="string">
            <text:p>!!mG7VJxZNCI</text:p>
          </table:table-cell>
          <table:table-cell table:style-name="ce9" office:value-type="float" office:value="893044" calcext:value-type="float">
            <text:p>89304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7" calcext:value-type="date">
            <text:p>3/17/2019</text:p>
          </table:table-cell>
          <table:table-cell table:style-name="ce4" office:value-type="float" office:value="3108" calcext:value-type="float">
            <text:p>310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6e121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7" calcext:value-type="date">
            <text:p>3/17/2019</text:p>
          </table:table-cell>
          <table:table-cell table:style-name="ce4" office:value-type="string" calcext:value-type="string">
            <text:p>3109-311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208a6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8" calcext:value-type="date">
            <text:p>3/18/2019</text:p>
          </table:table-cell>
          <table:table-cell table:style-name="ce4" office:value-type="float" office:value="3111" calcext:value-type="float">
            <text:p>3111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83f38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8" calcext:value-type="date">
            <text:p>3/18/2019</text:p>
          </table:table-cell>
          <table:table-cell table:style-name="ce4" office:value-type="string" calcext:value-type="string">
            <text:p>3112-3119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ebfcf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8" calcext:value-type="date">
            <text:p>3/18/2019</text:p>
          </table:table-cell>
          <table:table-cell table:style-name="ce4" office:value-type="string" calcext:value-type="string">
            <text:p>3120-312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4f8e5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18" calcext:value-type="date">
            <text:p>3/18/2019</text:p>
          </table:table-cell>
          <table:table-cell table:style-name="ce4" office:value-type="float" office:value="3123" calcext:value-type="float">
            <text:p>312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bb137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0" calcext:value-type="date">
            <text:p>3/20/2019</text:p>
          </table:table-cell>
          <table:table-cell table:style-name="ce4" office:value-type="float" office:value="3124" calcext:value-type="float">
            <text:p>3124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7e2ec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0" calcext:value-type="date">
            <text:p>3/20/2019</text:p>
          </table:table-cell>
          <table:table-cell table:style-name="ce4" office:value-type="float" office:value="3125" calcext:value-type="float">
            <text:p>312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ad5e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0" calcext:value-type="date">
            <text:p>3/20/2019</text:p>
          </table:table-cell>
          <table:table-cell table:style-name="ce4" office:value-type="string" calcext:value-type="string">
            <text:p>3126-312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b1672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0" calcext:value-type="date">
            <text:p>3/20/2019</text:p>
          </table:table-cell>
          <table:table-cell table:style-name="ce4" office:value-type="string" calcext:value-type="string">
            <text:p>3128-3129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bac09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0" calcext:value-type="date">
            <text:p>3/20/2019</text:p>
          </table:table-cell>
          <table:table-cell table:style-name="ce4" office:value-type="float" office:value="3130" calcext:value-type="float">
            <text:p>313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d721b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0" calcext:value-type="date">
            <text:p>3/20/2019</text:p>
          </table:table-cell>
          <table:table-cell table:style-name="ce4" office:value-type="float" office:value="3131" calcext:value-type="float">
            <text:p>3131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20edf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0" calcext:value-type="date">
            <text:p>3/20/2019</text:p>
          </table:table-cell>
          <table:table-cell table:style-name="ce4" office:value-type="float" office:value="3132" calcext:value-type="float">
            <text:p>313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d7263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0" calcext:value-type="date">
            <text:p>3/20/2019</text:p>
          </table:table-cell>
          <table:table-cell table:style-name="ce4" office:value-type="string" calcext:value-type="string">
            <text:p>3133-3139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9ba2b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0" calcext:value-type="date">
            <text:p>3/20/2019</text:p>
          </table:table-cell>
          <table:table-cell table:style-name="ce4" office:value-type="string" calcext:value-type="string">
            <text:p>3140-315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f36d8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0" calcext:value-type="date">
            <text:p>3/20/2019</text:p>
          </table:table-cell>
          <table:table-cell table:style-name="ce4" office:value-type="string" calcext:value-type="string">
            <text:p>3154-315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cffc9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0" calcext:value-type="date">
            <text:p>3/20/2019</text:p>
          </table:table-cell>
          <table:table-cell table:style-name="ce4" office:value-type="string" calcext:value-type="string">
            <text:p>3158-316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9e3ce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2" calcext:value-type="date">
            <text:p>3/22/2019</text:p>
          </table:table-cell>
          <table:table-cell table:style-name="ce4" office:value-type="string" calcext:value-type="string">
            <text:p>3161-3164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3c4f1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2" calcext:value-type="date">
            <text:p>3/22/2019</text:p>
          </table:table-cell>
          <table:table-cell table:style-name="ce4" office:value-type="float" office:value="3165" calcext:value-type="float">
            <text:p>316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2d934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2" calcext:value-type="date">
            <text:p>3/22/2019</text:p>
          </table:table-cell>
          <table:table-cell table:style-name="ce4" office:value-type="float" office:value="3166" calcext:value-type="float">
            <text:p>3166</text:p>
          </table:table-cell>
          <table:table-cell office:value-type="string" calcext:value-type="string">
            <text:p>!!mG7VJxZNCI</text:p>
          </table:table-cell>
          <table:table-cell table:style-name="ce9" office:value-type="float" office:value="236539" calcext:value-type="float">
            <text:p>23653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3" calcext:value-type="date">
            <text:p>3/23/2019</text:p>
          </table:table-cell>
          <table:table-cell table:style-name="ce4" office:value-type="string" calcext:value-type="string">
            <text:p>3167-3169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511cf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3" calcext:value-type="date">
            <text:p>3/23/2019</text:p>
          </table:table-cell>
          <table:table-cell table:style-name="ce4" office:value-type="float" office:value="3170" calcext:value-type="float">
            <text:p>317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eb7cf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3" calcext:value-type="date">
            <text:p>3/23/2019</text:p>
          </table:table-cell>
          <table:table-cell table:style-name="ce4" office:value-type="string" calcext:value-type="string">
            <text:p>3171-317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9cdbf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3" calcext:value-type="date">
            <text:p>3/23/2019</text:p>
          </table:table-cell>
          <table:table-cell table:style-name="ce4" office:value-type="string" calcext:value-type="string">
            <text:p>3173-317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f09fd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5" calcext:value-type="date">
            <text:p>3/25/2019</text:p>
          </table:table-cell>
          <table:table-cell table:style-name="ce4" office:value-type="float" office:value="3176" calcext:value-type="float">
            <text:p>3176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3ca87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5" calcext:value-type="date">
            <text:p>3/25/2019</text:p>
          </table:table-cell>
          <table:table-cell table:style-name="ce4" office:value-type="string" calcext:value-type="string">
            <text:p>3177-318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129d9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5" calcext:value-type="date">
            <text:p>3/25/2019</text:p>
          </table:table-cell>
          <table:table-cell table:style-name="ce4" office:value-type="float" office:value="3181" calcext:value-type="float">
            <text:p>3181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c80cc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5" calcext:value-type="date">
            <text:p>3/25/2019</text:p>
          </table:table-cell>
          <table:table-cell table:style-name="ce4" office:value-type="string" calcext:value-type="string">
            <text:p>3182-3186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ce08b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5" calcext:value-type="date">
            <text:p>3/25/2019</text:p>
          </table:table-cell>
          <table:table-cell table:style-name="ce4" office:value-type="string" calcext:value-type="string">
            <text:p>3187-318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d4d64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5" calcext:value-type="date">
            <text:p>3/25/2019</text:p>
          </table:table-cell>
          <table:table-cell table:style-name="ce4" office:value-type="float" office:value="3189" calcext:value-type="float">
            <text:p>3189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8dcbb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5" calcext:value-type="date">
            <text:p>3/25/2019</text:p>
          </table:table-cell>
          <table:table-cell table:style-name="ce4" office:value-type="float" office:value="3190" calcext:value-type="float">
            <text:p>319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6fa53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5" calcext:value-type="date">
            <text:p>3/25/2019</text:p>
          </table:table-cell>
          <table:table-cell table:style-name="ce4" office:value-type="string" calcext:value-type="string">
            <text:p>3191-319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c555e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5" calcext:value-type="date">
            <text:p>3/25/2019</text:p>
          </table:table-cell>
          <table:table-cell table:style-name="ce4" office:value-type="float" office:value="3194" calcext:value-type="float">
            <text:p>3194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526f9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6" calcext:value-type="date">
            <text:p>3/26/2019</text:p>
          </table:table-cell>
          <table:table-cell table:style-name="ce4" office:value-type="float" office:value="3195" calcext:value-type="float">
            <text:p>319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50d69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6" calcext:value-type="date">
            <text:p>3/26/2019</text:p>
          </table:table-cell>
          <table:table-cell table:style-name="ce4" office:value-type="string" calcext:value-type="string">
            <text:p>3196-319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e62b2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6" calcext:value-type="date">
            <text:p>3/26/2019</text:p>
          </table:table-cell>
          <table:table-cell table:style-name="ce4" office:value-type="string" calcext:value-type="string">
            <text:p>3199-320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e431e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6" calcext:value-type="date">
            <text:p>3/26/2019</text:p>
          </table:table-cell>
          <table:table-cell table:style-name="ce4" office:value-type="string" calcext:value-type="string">
            <text:p>3204-320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20f63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6" calcext:value-type="date">
            <text:p>3/26/2019</text:p>
          </table:table-cell>
          <table:table-cell table:style-name="ce4" office:value-type="string" calcext:value-type="string">
            <text:p>3206-320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99117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6" calcext:value-type="date">
            <text:p>3/26/2019</text:p>
          </table:table-cell>
          <table:table-cell table:style-name="ce4" office:value-type="string" calcext:value-type="string">
            <text:p>3209-3211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1b6cc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6" calcext:value-type="date">
            <text:p>3/26/2019</text:p>
          </table:table-cell>
          <table:table-cell table:style-name="ce4" office:value-type="string" calcext:value-type="string">
            <text:p>3212-321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6855c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6" calcext:value-type="date">
            <text:p>3/26/2019</text:p>
          </table:table-cell>
          <table:table-cell table:style-name="ce4" office:value-type="string" calcext:value-type="string">
            <text:p>3218-3219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2838f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6" calcext:value-type="date">
            <text:p>3/26/2019</text:p>
          </table:table-cell>
          <table:table-cell table:style-name="ce4" office:value-type="float" office:value="3220" calcext:value-type="float">
            <text:p>3220</text:p>
          </table:table-cell>
          <table:table-cell office:value-type="string" calcext:value-type="string">
            <text:p>!!mG7VJxZNCI</text:p>
          </table:table-cell>
          <table:table-cell table:style-name="ce9" office:value-type="float" office:value="488660" calcext:value-type="float">
            <text:p>48866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7" calcext:value-type="date">
            <text:p>3/27/2019</text:p>
          </table:table-cell>
          <table:table-cell table:style-name="ce4" office:value-type="float" office:value="3221" calcext:value-type="float">
            <text:p>3221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c28da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7" calcext:value-type="date">
            <text:p>3/27/2019</text:p>
          </table:table-cell>
          <table:table-cell table:style-name="ce4" office:value-type="string" calcext:value-type="string">
            <text:p>3222-322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25df4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7" calcext:value-type="date">
            <text:p>3/27/2019</text:p>
          </table:table-cell>
          <table:table-cell table:style-name="ce4" office:value-type="string" calcext:value-type="string">
            <text:p>3224-3226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a764d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7" calcext:value-type="date">
            <text:p>3/27/2019</text:p>
          </table:table-cell>
          <table:table-cell table:style-name="ce4" office:value-type="string" calcext:value-type="string">
            <text:p>3227-3229</text:p>
          </table:table-cell>
          <table:table-cell office:value-type="string" calcext:value-type="string">
            <text:p>!!mG7VJxZNCI</text:p>
          </table:table-cell>
          <table:table-cell table:style-name="ce9" office:value-type="float" office:value="968323" calcext:value-type="float">
            <text:p>96832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7" calcext:value-type="date">
            <text:p>3/27/2019</text:p>
          </table:table-cell>
          <table:table-cell table:style-name="ce4" office:value-type="string" calcext:value-type="string">
            <text:p>3230-323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a1738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7" calcext:value-type="date">
            <text:p>3/27/2019</text:p>
          </table:table-cell>
          <table:table-cell table:style-name="ce4" office:value-type="string" calcext:value-type="string">
            <text:p>3233-323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a13b8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7" calcext:value-type="date">
            <text:p>3/27/2019</text:p>
          </table:table-cell>
          <table:table-cell table:style-name="ce4" office:value-type="string" calcext:value-type="string">
            <text:p>3236-324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9b870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8" calcext:value-type="date">
            <text:p>3/28/2019</text:p>
          </table:table-cell>
          <table:table-cell table:style-name="ce4" office:value-type="string" calcext:value-type="string">
            <text:p>3241-3243</text:p>
          </table:table-cell>
          <table:table-cell office:value-type="string" calcext:value-type="string">
            <text:p>!!mG7VJxZNCI</text:p>
          </table:table-cell>
          <table:table-cell table:style-name="ce9" office:value-type="float" office:value="767183" calcext:value-type="float">
            <text:p>76718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8" calcext:value-type="date">
            <text:p>3/28/2019</text:p>
          </table:table-cell>
          <table:table-cell table:style-name="ce4" office:value-type="string" calcext:value-type="string">
            <text:p>3244-325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87b5e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8" calcext:value-type="date">
            <text:p>3/28/2019</text:p>
          </table:table-cell>
          <table:table-cell table:style-name="ce4" office:value-type="string" calcext:value-type="string">
            <text:p>3254-325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69e53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8" calcext:value-type="date">
            <text:p>3/28/2019</text:p>
          </table:table-cell>
          <table:table-cell table:style-name="ce4" office:value-type="float" office:value="3259" calcext:value-type="float">
            <text:p>3259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b16a1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8" calcext:value-type="date">
            <text:p>3/28/2019</text:p>
          </table:table-cell>
          <table:table-cell table:style-name="ce4" office:value-type="string" calcext:value-type="string">
            <text:p>3260-326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e1eeb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8" calcext:value-type="date">
            <text:p>3/28/2019</text:p>
          </table:table-cell>
          <table:table-cell table:style-name="ce4" office:value-type="string" calcext:value-type="string">
            <text:p>3264-327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2bc01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8" calcext:value-type="date">
            <text:p>3/28/2019</text:p>
          </table:table-cell>
          <table:table-cell table:style-name="ce4" office:value-type="string" calcext:value-type="string">
            <text:p>3274-3289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d0eaf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8" calcext:value-type="date">
            <text:p>3/28/2019</text:p>
          </table:table-cell>
          <table:table-cell table:style-name="ce4" office:value-type="string" calcext:value-type="string">
            <text:p>3290-330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dec95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8" calcext:value-type="date">
            <text:p>3/28/2019</text:p>
          </table:table-cell>
          <table:table-cell table:style-name="ce4" office:value-type="float" office:value="3303" calcext:value-type="float">
            <text:p>330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3a457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9" calcext:value-type="date">
            <text:p>3/29/2019</text:p>
          </table:table-cell>
          <table:table-cell table:style-name="ce4" office:value-type="string" calcext:value-type="string">
            <text:p>3304-330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dd96c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9" calcext:value-type="date">
            <text:p>3/29/2019</text:p>
          </table:table-cell>
          <table:table-cell table:style-name="ce4" office:value-type="string" calcext:value-type="string">
            <text:p>3306-330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f2965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29" calcext:value-type="date">
            <text:p>3/29/2019</text:p>
          </table:table-cell>
          <table:table-cell table:style-name="ce4" office:value-type="string" calcext:value-type="string">
            <text:p>3309-331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9ce77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4-10" calcext:value-type="date">
            <text:p>4/10/2019</text:p>
          </table:table-cell>
          <table:table-cell table:style-name="ce4" office:value-type="float" office:value="3311" calcext:value-type="float">
            <text:p>3311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21af9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4-11" calcext:value-type="date">
            <text:p>4/11/2019</text:p>
          </table:table-cell>
          <table:table-cell table:style-name="ce4" office:value-type="float" office:value="3312" calcext:value-type="float">
            <text:p>331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6661a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4-18" calcext:value-type="date">
            <text:p>4/18/2019</text:p>
          </table:table-cell>
          <table:table-cell table:style-name="ce4" office:value-type="string" calcext:value-type="string">
            <text:p>3313-3314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3dec0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4-18" calcext:value-type="date">
            <text:p>4/18/2019</text:p>
          </table:table-cell>
          <table:table-cell table:style-name="ce4" office:value-type="float" office:value="3315" calcext:value-type="float">
            <text:p>331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652a3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4-19" calcext:value-type="date">
            <text:p>4/19/2019</text:p>
          </table:table-cell>
          <table:table-cell table:style-name="ce4" office:value-type="float" office:value="3316" calcext:value-type="float">
            <text:p>3316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15b0a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4-24" calcext:value-type="date">
            <text:p>4/24/2019</text:p>
          </table:table-cell>
          <table:table-cell table:style-name="ce4" office:value-type="string" calcext:value-type="string">
            <text:p>3317-3319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6a519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4-24" calcext:value-type="date">
            <text:p>4/24/2019</text:p>
          </table:table-cell>
          <table:table-cell table:style-name="ce4" office:value-type="string" calcext:value-type="string">
            <text:p>3320-332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b9f8c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4-25" calcext:value-type="date">
            <text:p>4/25/2019</text:p>
          </table:table-cell>
          <table:table-cell table:style-name="ce4" office:value-type="float" office:value="3323" calcext:value-type="float">
            <text:p>3323</text:p>
          </table:table-cell>
          <table:table-cell office:value-type="string" calcext:value-type="string">
            <text:p>!!mG7VJxZNCI</text:p>
          </table:table-cell>
          <table:table-cell table:style-name="ce9" office:value-type="float" office:value="819412" calcext:value-type="float">
            <text:p>81941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4-25" calcext:value-type="date">
            <text:p>4/25/2019</text:p>
          </table:table-cell>
          <table:table-cell table:style-name="ce4" office:value-type="float" office:value="3324" calcext:value-type="float">
            <text:p>3324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e95d4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4-25" calcext:value-type="date">
            <text:p>4/25/2019</text:p>
          </table:table-cell>
          <table:table-cell table:style-name="ce4" office:value-type="float" office:value="3325" calcext:value-type="float">
            <text:p>332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78db0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4-27" calcext:value-type="date">
            <text:p>4/27/2019</text:p>
          </table:table-cell>
          <table:table-cell table:style-name="ce4" office:value-type="string" calcext:value-type="string">
            <text:p>3326-332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ffa98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4-27" calcext:value-type="date">
            <text:p>4/27/2019</text:p>
          </table:table-cell>
          <table:table-cell table:style-name="ce4" office:value-type="string" calcext:value-type="string">
            <text:p>3329-303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661e5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5-02" calcext:value-type="date">
            <text:p>5/2/2019</text:p>
          </table:table-cell>
          <table:table-cell table:style-name="ce4" office:value-type="float" office:value="3331" calcext:value-type="float">
            <text:p>3331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be77a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5-12" calcext:value-type="date">
            <text:p>5/12/2019</text:p>
          </table:table-cell>
          <table:table-cell table:style-name="ce4" office:value-type="string" calcext:value-type="string">
            <text:p>3332-333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c616d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5-12" calcext:value-type="date">
            <text:p>5/12/2019</text:p>
          </table:table-cell>
          <table:table-cell table:style-name="ce4" office:value-type="string" calcext:value-type="string">
            <text:p>3334-333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dfede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5-23" calcext:value-type="date">
            <text:p>5/23/2019</text:p>
          </table:table-cell>
          <table:table-cell table:style-name="ce4" office:value-type="string" calcext:value-type="string">
            <text:p>3336-334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c476f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5-23" calcext:value-type="date">
            <text:p>5/23/2019</text:p>
          </table:table-cell>
          <table:table-cell table:style-name="ce4" office:value-type="string" calcext:value-type="string">
            <text:p>3341-334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f664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5-23" calcext:value-type="date">
            <text:p>5/23/2019</text:p>
          </table:table-cell>
          <table:table-cell table:style-name="ce4" office:value-type="float" office:value="3346" calcext:value-type="float">
            <text:p>3346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4729b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5-23" calcext:value-type="date">
            <text:p>5/23/2019</text:p>
          </table:table-cell>
          <table:table-cell table:style-name="ce4" office:value-type="float" office:value="3347" calcext:value-type="float">
            <text:p>334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1bb66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5-26" calcext:value-type="date">
            <text:p>5/26/2019</text:p>
          </table:table-cell>
          <table:table-cell table:style-name="ce4" office:value-type="string" calcext:value-type="string">
            <text:p>3348-3349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cfb7e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6-27" calcext:value-type="date">
            <text:p>6/27/2019</text:p>
          </table:table-cell>
          <table:table-cell table:style-name="ce4" office:value-type="string" calcext:value-type="string">
            <text:p>3350-335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08" calcext:value-type="date">
            <text:p>7/8/2019</text:p>
          </table:table-cell>
          <table:table-cell table:style-name="ce4" office:value-type="string" calcext:value-type="string">
            <text:p>3353-335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72efc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08" calcext:value-type="date">
            <text:p>7/8/2019</text:p>
          </table:table-cell>
          <table:table-cell table:style-name="ce4" office:value-type="string" calcext:value-type="string">
            <text:p>3358-336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24106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08" calcext:value-type="date">
            <text:p>7/8/2019</text:p>
          </table:table-cell>
          <table:table-cell table:style-name="ce4" office:value-type="string" calcext:value-type="string">
            <text:p>3363-336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3724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08" calcext:value-type="date">
            <text:p>7/8/2019</text:p>
          </table:table-cell>
          <table:table-cell table:style-name="ce4" office:value-type="string" calcext:value-type="string">
            <text:p>3366-336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a58fe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08" calcext:value-type="date">
            <text:p>7/8/2019</text:p>
          </table:table-cell>
          <table:table-cell table:style-name="ce4" office:value-type="float" office:value="3368" calcext:value-type="float">
            <text:p>336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a3c62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08" calcext:value-type="date">
            <text:p>7/8/2019</text:p>
          </table:table-cell>
          <table:table-cell table:style-name="ce4" office:value-type="string" calcext:value-type="string">
            <text:p>3369-337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3a5b2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08" calcext:value-type="date">
            <text:p>7/8/2019</text:p>
          </table:table-cell>
          <table:table-cell table:style-name="ce4" office:value-type="string" calcext:value-type="string">
            <text:p>3373-337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1c1fb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08" calcext:value-type="date">
            <text:p>7/8/2019</text:p>
          </table:table-cell>
          <table:table-cell table:style-name="ce4" office:value-type="string" calcext:value-type="string">
            <text:p>3379-338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b9603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08" calcext:value-type="date">
            <text:p>7/8/2019</text:p>
          </table:table-cell>
          <table:table-cell table:style-name="ce4" office:value-type="float" office:value="3381" calcext:value-type="float">
            <text:p>3381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c74e6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08" calcext:value-type="date">
            <text:p>7/8/2019</text:p>
          </table:table-cell>
          <table:table-cell table:style-name="ce4" office:value-type="float" office:value="3382" calcext:value-type="float">
            <text:p>338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a75ab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08" calcext:value-type="date">
            <text:p>7/8/2019</text:p>
          </table:table-cell>
          <table:table-cell table:style-name="ce4" office:value-type="string" calcext:value-type="string">
            <text:p>3383-3384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3a3d4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09" calcext:value-type="date">
            <text:p>7/9/2019</text:p>
          </table:table-cell>
          <table:table-cell table:style-name="ce4" office:value-type="string" calcext:value-type="string">
            <text:p>3385-3386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8c988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09" calcext:value-type="date">
            <text:p>7/9/2019</text:p>
          </table:table-cell>
          <table:table-cell table:style-name="ce4" office:value-type="float" office:value="3387" calcext:value-type="float">
            <text:p>338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e32d7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09" calcext:value-type="date">
            <text:p>7/9/2019</text:p>
          </table:table-cell>
          <table:table-cell table:style-name="ce4" office:value-type="string" calcext:value-type="string">
            <text:p>3388-3389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517d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09" calcext:value-type="date">
            <text:p>7/9/2019</text:p>
          </table:table-cell>
          <table:table-cell table:style-name="ce4" office:value-type="string" calcext:value-type="string">
            <text:p>3390-339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8ed8f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09" calcext:value-type="date">
            <text:p>7/9/2019</text:p>
          </table:table-cell>
          <table:table-cell table:style-name="ce4" office:value-type="float" office:value="3393" calcext:value-type="float">
            <text:p>339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2613d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09" calcext:value-type="date">
            <text:p>7/9/2019</text:p>
          </table:table-cell>
          <table:table-cell table:style-name="ce4" office:value-type="float" office:value="3394" calcext:value-type="float">
            <text:p>3394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b8876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09" calcext:value-type="date">
            <text:p>7/9/2019</text:p>
          </table:table-cell>
          <table:table-cell table:style-name="ce4" office:value-type="string" calcext:value-type="string">
            <text:p>3395-3396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77a2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09" calcext:value-type="date">
            <text:p>7/9/2019</text:p>
          </table:table-cell>
          <table:table-cell table:style-name="ce4" office:value-type="string" calcext:value-type="string">
            <text:p>3397-339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88670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09" calcext:value-type="date">
            <text:p>7/9/2019</text:p>
          </table:table-cell>
          <table:table-cell table:style-name="ce4" office:value-type="string" calcext:value-type="string">
            <text:p>3399-340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c4313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09" calcext:value-type="date">
            <text:p>7/9/2019</text:p>
          </table:table-cell>
          <table:table-cell table:style-name="ce4" office:value-type="float" office:value="3404" calcext:value-type="float">
            <text:p>3404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df494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0" calcext:value-type="date">
            <text:p>7/10/2019</text:p>
          </table:table-cell>
          <table:table-cell table:style-name="ce4" office:value-type="float" office:value="3405" calcext:value-type="float">
            <text:p>3405</text:p>
          </table:table-cell>
          <table:table-cell office:value-type="string" calcext:value-type="string">
            <text:p>!!mG7VJxZNCI</text:p>
          </table:table-cell>
          <table:table-cell table:style-name="ce10" office:value-type="string" calcext:value-type="string">
            <text:p>5479e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0" calcext:value-type="date">
            <text:p>7/10/2019</text:p>
          </table:table-cell>
          <table:table-cell table:style-name="ce4" office:value-type="string" calcext:value-type="string">
            <text:p>3406-340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a09b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0" calcext:value-type="date">
            <text:p>7/10/2019</text:p>
          </table:table-cell>
          <table:table-cell table:style-name="ce4" office:value-type="float" office:value="3408" calcext:value-type="float">
            <text:p>3408</text:p>
          </table:table-cell>
          <table:table-cell office:value-type="string" calcext:value-type="string">
            <text:p>!!mG7VJxZNCI</text:p>
          </table:table-cell>
          <table:table-cell table:style-name="ce9" office:value-type="float" office:value="302365" calcext:value-type="float">
            <text:p>30236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0" calcext:value-type="date">
            <text:p>7/10/2019</text:p>
          </table:table-cell>
          <table:table-cell table:style-name="ce4" office:value-type="string" calcext:value-type="string">
            <text:p>3409-3410</text:p>
          </table:table-cell>
          <table:table-cell office:value-type="string" calcext:value-type="string">
            <text:p>!!mG7VJxZNCI</text:p>
          </table:table-cell>
          <table:table-cell table:style-name="ce9" office:value-type="float" office:value="895132" calcext:value-type="float">
            <text:p>89513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0" calcext:value-type="date">
            <text:p>7/10/2019</text:p>
          </table:table-cell>
          <table:table-cell table:style-name="ce4" office:value-type="string" calcext:value-type="string">
            <text:p>3411-341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bec56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1" calcext:value-type="date">
            <text:p>7/11/2019</text:p>
          </table:table-cell>
          <table:table-cell table:style-name="ce4" office:value-type="string" calcext:value-type="string">
            <text:p>3413-3414</text:p>
          </table:table-cell>
          <table:table-cell office:value-type="string" calcext:value-type="string">
            <text:p>!!mG7VJxZNCI</text:p>
          </table:table-cell>
          <table:table-cell table:style-name="ce9" office:value-type="float" office:value="726192" calcext:value-type="float">
            <text:p>72619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1" calcext:value-type="date">
            <text:p>7/11/2019</text:p>
          </table:table-cell>
          <table:table-cell table:style-name="ce4" office:value-type="string" calcext:value-type="string">
            <text:p>3415-3416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96997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1" calcext:value-type="date">
            <text:p>7/11/2019</text:p>
          </table:table-cell>
          <table:table-cell table:style-name="ce4" office:value-type="string" calcext:value-type="string">
            <text:p>3417-341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b66e8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1" calcext:value-type="date">
            <text:p>7/11/2019</text:p>
          </table:table-cell>
          <table:table-cell table:style-name="ce4" office:value-type="float" office:value="3419" calcext:value-type="float">
            <text:p>3419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97ea1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2" calcext:value-type="date">
            <text:p>7/12/2019</text:p>
          </table:table-cell>
          <table:table-cell table:style-name="ce4" office:value-type="float" office:value="3420" calcext:value-type="float">
            <text:p>342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1dce2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2" calcext:value-type="date">
            <text:p>7/12/2019</text:p>
          </table:table-cell>
          <table:table-cell table:style-name="ce4" office:value-type="string" calcext:value-type="string">
            <text:p>3421-342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69f91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2" calcext:value-type="date">
            <text:p>7/12/2019</text:p>
          </table:table-cell>
          <table:table-cell table:style-name="ce4" office:value-type="string" calcext:value-type="string">
            <text:p>3424-3425</text:p>
          </table:table-cell>
          <table:table-cell office:value-type="string" calcext:value-type="string">
            <text:p>!!mG7VJxZNCI</text:p>
          </table:table-cell>
          <table:table-cell table:style-name="ce9" office:value-type="float" office:value="917868" calcext:value-type="float">
            <text:p>91786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2" calcext:value-type="date">
            <text:p>7/12/2019</text:p>
          </table:table-cell>
          <table:table-cell table:style-name="ce4" office:value-type="float" office:value="3426" calcext:value-type="float">
            <text:p>3426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438ee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4" calcext:value-type="date">
            <text:p>7/14/2019</text:p>
          </table:table-cell>
          <table:table-cell table:style-name="ce4" office:value-type="float" office:value="3427" calcext:value-type="float">
            <text:p>342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570a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4" calcext:value-type="date">
            <text:p>7/14/2019</text:p>
          </table:table-cell>
          <table:table-cell table:style-name="ce4" office:value-type="string" calcext:value-type="string">
            <text:p>3428-3431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e811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4" calcext:value-type="date">
            <text:p>7/14/2019</text:p>
          </table:table-cell>
          <table:table-cell table:style-name="ce4" office:value-type="string" calcext:value-type="string">
            <text:p>3432-343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56c0a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4" calcext:value-type="date">
            <text:p>7/14/2019</text:p>
          </table:table-cell>
          <table:table-cell table:style-name="ce4" office:value-type="float" office:value="3434" calcext:value-type="float">
            <text:p>3434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571b3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4" calcext:value-type="date">
            <text:p>7/14/2019</text:p>
          </table:table-cell>
          <table:table-cell table:style-name="ce4" office:value-type="float" office:value="3435" calcext:value-type="float">
            <text:p>343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9f03d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6" calcext:value-type="date">
            <text:p>7/16/2019</text:p>
          </table:table-cell>
          <table:table-cell table:style-name="ce4" office:value-type="string" calcext:value-type="string">
            <text:p>3436-343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c198d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7" calcext:value-type="date">
            <text:p>7/17/2019</text:p>
          </table:table-cell>
          <table:table-cell table:style-name="ce4" office:value-type="float" office:value="3438" calcext:value-type="float">
            <text:p>343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ee576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7" calcext:value-type="date">
            <text:p>7/17/2019</text:p>
          </table:table-cell>
          <table:table-cell table:style-name="ce4" office:value-type="string" calcext:value-type="string">
            <text:p>3439-3441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8a344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8" calcext:value-type="date">
            <text:p>7/18/2019</text:p>
          </table:table-cell>
          <table:table-cell table:style-name="ce4" office:value-type="string" calcext:value-type="string">
            <text:p>3442-344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2c783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8" calcext:value-type="date">
            <text:p>7/18/2019</text:p>
          </table:table-cell>
          <table:table-cell table:style-name="ce4" office:value-type="float" office:value="3446" calcext:value-type="float">
            <text:p>3446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8b93f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8" calcext:value-type="date">
            <text:p>7/18/2019</text:p>
          </table:table-cell>
          <table:table-cell table:style-name="ce4" office:value-type="string" calcext:value-type="string">
            <text:p>3447-3449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a57d5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8" calcext:value-type="date">
            <text:p>7/18/2019</text:p>
          </table:table-cell>
          <table:table-cell table:style-name="ce4" office:value-type="string" calcext:value-type="string">
            <text:p>3450-345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e525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18" calcext:value-type="date">
            <text:p>7/18/2019</text:p>
          </table:table-cell>
          <table:table-cell table:style-name="ce4" office:value-type="string" calcext:value-type="string">
            <text:p>3454-345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4c76c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1" calcext:value-type="date">
            <text:p>7/21/2019</text:p>
          </table:table-cell>
          <table:table-cell table:style-name="ce4" office:value-type="string" calcext:value-type="string">
            <text:p>3458-3459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88ac4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2" calcext:value-type="date">
            <text:p>7/22/2019</text:p>
          </table:table-cell>
          <table:table-cell table:style-name="ce4" office:value-type="string" calcext:value-type="string">
            <text:p>3460-346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29b36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2" calcext:value-type="date">
            <text:p>7/22/2019</text:p>
          </table:table-cell>
          <table:table-cell table:style-name="ce4" office:value-type="float" office:value="3463" calcext:value-type="float">
            <text:p>346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f7bc9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2" calcext:value-type="date">
            <text:p>7/22/2019</text:p>
          </table:table-cell>
          <table:table-cell table:style-name="ce4" office:value-type="string" calcext:value-type="string">
            <text:p>3464-346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6b697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2" calcext:value-type="date">
            <text:p>7/22/2019</text:p>
          </table:table-cell>
          <table:table-cell table:style-name="ce4" office:value-type="string" calcext:value-type="string">
            <text:p>3466-346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5ea56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3" calcext:value-type="date">
            <text:p>7/23/2019</text:p>
          </table:table-cell>
          <table:table-cell table:style-name="ce4" office:value-type="float" office:value="3468" calcext:value-type="float">
            <text:p>346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209db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3" calcext:value-type="date">
            <text:p>7/23/2019</text:p>
          </table:table-cell>
          <table:table-cell table:style-name="ce4" office:value-type="string" calcext:value-type="string">
            <text:p>3469-347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38cc5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3" calcext:value-type="date">
            <text:p>7/23/2019</text:p>
          </table:table-cell>
          <table:table-cell table:style-name="ce4" office:value-type="float" office:value="3471" calcext:value-type="float">
            <text:p>3471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2dd3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4" calcext:value-type="date">
            <text:p>7/24/2019</text:p>
          </table:table-cell>
          <table:table-cell table:style-name="ce4" office:value-type="string" calcext:value-type="string">
            <text:p>3472-347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202ac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4" calcext:value-type="date">
            <text:p>7/24/2019</text:p>
          </table:table-cell>
          <table:table-cell table:style-name="ce4" office:value-type="float" office:value="3474" calcext:value-type="float">
            <text:p>3474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3dfcc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4" calcext:value-type="date">
            <text:p>7/24/2019</text:p>
          </table:table-cell>
          <table:table-cell table:style-name="ce4" office:value-type="string" calcext:value-type="string">
            <text:p>3475-3476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82599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4" calcext:value-type="date">
            <text:p>7/24/2019</text:p>
          </table:table-cell>
          <table:table-cell table:style-name="ce4" office:value-type="float" office:value="3477" calcext:value-type="float">
            <text:p>347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a7380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4" calcext:value-type="date">
            <text:p>7/24/2019</text:p>
          </table:table-cell>
          <table:table-cell table:style-name="ce4" office:value-type="string" calcext:value-type="string">
            <text:p>3478-348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23722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4" calcext:value-type="date">
            <text:p>7/24/2019</text:p>
          </table:table-cell>
          <table:table-cell table:style-name="ce4" office:value-type="string" calcext:value-type="string">
            <text:p>3481-348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eb16c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4" calcext:value-type="date">
            <text:p>7/24/2019</text:p>
          </table:table-cell>
          <table:table-cell table:style-name="ce4" office:value-type="string" calcext:value-type="string">
            <text:p>3488-3491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acdbe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5" calcext:value-type="date">
            <text:p>7/25/2019</text:p>
          </table:table-cell>
          <table:table-cell table:style-name="ce4" office:value-type="float" office:value="3492" calcext:value-type="float">
            <text:p>349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df43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5" calcext:value-type="date">
            <text:p>7/25/2019</text:p>
          </table:table-cell>
          <table:table-cell table:style-name="ce4" office:value-type="string" calcext:value-type="string">
            <text:p>3493-3496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d6376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5" calcext:value-type="date">
            <text:p>7/25/2019</text:p>
          </table:table-cell>
          <table:table-cell table:style-name="ce4" office:value-type="float" office:value="3497" calcext:value-type="float">
            <text:p>349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df928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5" calcext:value-type="date">
            <text:p>7/25/2019</text:p>
          </table:table-cell>
          <table:table-cell table:style-name="ce4" office:value-type="string" calcext:value-type="string">
            <text:p>3498-3499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324b1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5" calcext:value-type="date">
            <text:p>7/25/2019</text:p>
          </table:table-cell>
          <table:table-cell table:style-name="ce4" office:value-type="float" office:value="3500" calcext:value-type="float">
            <text:p>350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1b4da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5" calcext:value-type="date">
            <text:p>7/25/2019</text:p>
          </table:table-cell>
          <table:table-cell table:style-name="ce4" office:value-type="string" calcext:value-type="string">
            <text:p>3501-350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a0748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5" calcext:value-type="date">
            <text:p>7/25/2019</text:p>
          </table:table-cell>
          <table:table-cell table:style-name="ce4" office:value-type="float" office:value="3503" calcext:value-type="float">
            <text:p>350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187e9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5" calcext:value-type="date">
            <text:p>7/25/2019</text:p>
          </table:table-cell>
          <table:table-cell table:style-name="ce4" office:value-type="string" calcext:value-type="string">
            <text:p>3504-3506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13800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6" calcext:value-type="date">
            <text:p>7/26/2019</text:p>
          </table:table-cell>
          <table:table-cell table:style-name="ce4" office:value-type="float" office:value="3507" calcext:value-type="float">
            <text:p>350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b3759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6" calcext:value-type="date">
            <text:p>7/26/2019</text:p>
          </table:table-cell>
          <table:table-cell table:style-name="ce4" office:value-type="float" office:value="3508" calcext:value-type="float">
            <text:p>350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23897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6" calcext:value-type="date">
            <text:p>7/26/2019</text:p>
          </table:table-cell>
          <table:table-cell table:style-name="ce4" office:value-type="string" calcext:value-type="string">
            <text:p>3509-351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332b6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6" calcext:value-type="date">
            <text:p>7/26/2019</text:p>
          </table:table-cell>
          <table:table-cell table:style-name="ce4" office:value-type="float" office:value="3511" calcext:value-type="float">
            <text:p>3511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d9f5d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6" calcext:value-type="date">
            <text:p>7/26/2019</text:p>
          </table:table-cell>
          <table:table-cell table:style-name="ce4" office:value-type="string" calcext:value-type="string">
            <text:p>3512-351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74ea4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7" calcext:value-type="date">
            <text:p>7/27/2019</text:p>
          </table:table-cell>
          <table:table-cell table:style-name="ce4" office:value-type="string" calcext:value-type="string">
            <text:p>3514-3516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cecea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7" calcext:value-type="date">
            <text:p>7/27/2019</text:p>
          </table:table-cell>
          <table:table-cell table:style-name="ce4" office:value-type="string" calcext:value-type="string">
            <text:p>3517-3519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40036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7" calcext:value-type="date">
            <text:p>7/27/2019</text:p>
          </table:table-cell>
          <table:table-cell table:style-name="ce4" office:value-type="string" calcext:value-type="string">
            <text:p>3520-352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359e7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7" calcext:value-type="date">
            <text:p>7/27/2019</text:p>
          </table:table-cell>
          <table:table-cell table:style-name="ce4" office:value-type="float" office:value="3523" calcext:value-type="float">
            <text:p>352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dd062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7" calcext:value-type="date">
            <text:p>7/27/2019</text:p>
          </table:table-cell>
          <table:table-cell table:style-name="ce4" office:value-type="string" calcext:value-type="string">
            <text:p>3524-352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6bfd7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7" calcext:value-type="date">
            <text:p>7/27/2019</text:p>
          </table:table-cell>
          <table:table-cell table:style-name="ce4" office:value-type="string" calcext:value-type="string">
            <text:p>3526-352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b68d0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8" calcext:value-type="date">
            <text:p>7/28/2019</text:p>
          </table:table-cell>
          <table:table-cell table:style-name="ce4" office:value-type="string" calcext:value-type="string">
            <text:p>3528-3529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1a056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8" calcext:value-type="date">
            <text:p>7/28/2019</text:p>
          </table:table-cell>
          <table:table-cell table:style-name="ce4" office:value-type="string" calcext:value-type="string">
            <text:p>3530-353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8442b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9" calcext:value-type="date">
            <text:p>7/29/2019</text:p>
          </table:table-cell>
          <table:table-cell table:style-name="ce4" office:value-type="string" calcext:value-type="string">
            <text:p>3533-353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dd877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9" calcext:value-type="date">
            <text:p>7/29/2019</text:p>
          </table:table-cell>
          <table:table-cell table:style-name="ce4" office:value-type="string" calcext:value-type="string">
            <text:p>3536-353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fce70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9" calcext:value-type="date">
            <text:p>7/29/2019</text:p>
          </table:table-cell>
          <table:table-cell table:style-name="ce4" office:value-type="string" calcext:value-type="string">
            <text:p>3538-354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2dc9a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9" calcext:value-type="date">
            <text:p>7/29/2019</text:p>
          </table:table-cell>
          <table:table-cell table:style-name="ce4" office:value-type="float" office:value="3541" calcext:value-type="float">
            <text:p>3541</text:p>
          </table:table-cell>
          <table:table-cell office:value-type="string" calcext:value-type="string">
            <text:p>!!mG7VJxZNCI</text:p>
          </table:table-cell>
          <table:table-cell table:style-name="ce9" office:value-type="float" office:value="869711" calcext:value-type="float">
            <text:p>86971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9" calcext:value-type="date">
            <text:p>7/29/2019</text:p>
          </table:table-cell>
          <table:table-cell table:style-name="ce4" office:value-type="float" office:value="3542" calcext:value-type="float">
            <text:p>354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c66a9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9" calcext:value-type="date">
            <text:p>7/29/2019</text:p>
          </table:table-cell>
          <table:table-cell table:style-name="ce4" office:value-type="string" calcext:value-type="string">
            <text:p>3543-3544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ba924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29" calcext:value-type="date">
            <text:p>7/29/2019</text:p>
          </table:table-cell>
          <table:table-cell table:style-name="ce4" office:value-type="string" calcext:value-type="string">
            <text:p>3545-354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d4cd8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30" calcext:value-type="date">
            <text:p>7/30/2019</text:p>
          </table:table-cell>
          <table:table-cell table:style-name="ce4" office:value-type="string" calcext:value-type="string">
            <text:p>3548-3551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30" calcext:value-type="date">
            <text:p>7/30/2019</text:p>
          </table:table-cell>
          <table:table-cell table:style-name="ce4" office:value-type="float" office:value="3552" calcext:value-type="float">
            <text:p>355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e2bfa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30" calcext:value-type="date">
            <text:p>7/30/2019</text:p>
          </table:table-cell>
          <table:table-cell table:style-name="ce4" office:value-type="string" calcext:value-type="string">
            <text:p>3553-355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87be0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30" calcext:value-type="date">
            <text:p>7/30/2019</text:p>
          </table:table-cell>
          <table:table-cell table:style-name="ce4" office:value-type="string" calcext:value-type="string">
            <text:p>3559-356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56d97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30" calcext:value-type="date">
            <text:p>7/30/2019</text:p>
          </table:table-cell>
          <table:table-cell table:style-name="ce4" office:value-type="string" calcext:value-type="string">
            <text:p>3564-3565</text:p>
          </table:table-cell>
          <table:table-cell office:value-type="string" calcext:value-type="string">
            <text:p>!!mG7VJxZNCI</text:p>
          </table:table-cell>
          <table:table-cell table:style-name="ce9" office:value-type="float" office:value="231874" calcext:value-type="float">
            <text:p>23187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31" calcext:value-type="date">
            <text:p>7/31/2019</text:p>
          </table:table-cell>
          <table:table-cell table:style-name="ce4" office:value-type="string" calcext:value-type="string">
            <text:p>3566-3567</text:p>
          </table:table-cell>
          <table:table-cell office:value-type="string" calcext:value-type="string">
            <text:p>!!mG7VJxZNCI</text:p>
          </table:table-cell>
          <table:table-cell table:style-name="ce9" office:value-type="float" office:value="865964" calcext:value-type="float">
            <text:p>86596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7-31" calcext:value-type="date">
            <text:p>7/31/2019</text:p>
          </table:table-cell>
          <table:table-cell table:style-name="ce4" office:value-type="float" office:value="3568" calcext:value-type="float">
            <text:p>356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a8ec2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8-01" calcext:value-type="date">
            <text:p>8/1/2019</text:p>
          </table:table-cell>
          <table:table-cell table:style-name="ce4" office:value-type="string" calcext:value-type="string">
            <text:p>3569-3570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cbce0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1-02" calcext:value-type="date">
            <text:p>11/2/2019</text:p>
          </table:table-cell>
          <table:table-cell table:style-name="ce4" office:value-type="string" calcext:value-type="string">
            <text:p>3571-3574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b431f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1-11" calcext:value-type="date">
            <text:p>11/11/2019</text:p>
          </table:table-cell>
          <table:table-cell table:style-name="ce6" office:value-type="float" office:value="3575" calcext:value-type="float">
            <text:p>357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9b601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1-11" calcext:value-type="date">
            <text:p>11/11/2019</text:p>
          </table:table-cell>
          <table:table-cell table:style-name="ce6" office:value-type="string" calcext:value-type="string">
            <text:p>3576-357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bfd08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1-11" calcext:value-type="date">
            <text:p>11/11/2019</text:p>
          </table:table-cell>
          <table:table-cell table:style-name="ce6" office:value-type="string" calcext:value-type="string">
            <text:p>3578-358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9b601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1-13" calcext:value-type="date">
            <text:p>11/13/2019</text:p>
          </table:table-cell>
          <table:table-cell table:style-name="ce6" office:value-type="string" calcext:value-type="string">
            <text:p>3588-3591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800bc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1-13" calcext:value-type="date">
            <text:p>11/13/2019</text:p>
          </table:table-cell>
          <table:table-cell table:style-name="ce6" office:value-type="float" office:value="3592" calcext:value-type="float">
            <text:p>359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3bc28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1-13" calcext:value-type="date">
            <text:p>11/13/2019</text:p>
          </table:table-cell>
          <table:table-cell table:style-name="ce6" office:value-type="string" calcext:value-type="string">
            <text:p>3593-3594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800bc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1-14" calcext:value-type="date">
            <text:p>11/14/2019</text:p>
          </table:table-cell>
          <table:table-cell table:style-name="ce4" office:value-type="string" calcext:value-type="string">
            <text:p>3595-359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1-16" calcext:value-type="date">
            <text:p>11/16/2019</text:p>
          </table:table-cell>
          <table:table-cell table:style-name="ce4" office:value-type="string" calcext:value-type="string">
            <text:p>3599-360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1-19" calcext:value-type="date">
            <text:p>11/19/2019</text:p>
          </table:table-cell>
          <table:table-cell table:style-name="ce4" office:value-type="string" calcext:value-type="string">
            <text:p>3603-3606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1-20" calcext:value-type="date">
            <text:p>11/20/2019</text:p>
          </table:table-cell>
          <table:table-cell table:style-name="ce4" office:value-type="string" calcext:value-type="string">
            <text:p>3607-3612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1-21" calcext:value-type="date">
            <text:p>11/21/2019</text:p>
          </table:table-cell>
          <table:table-cell table:style-name="ce4" office:value-type="string" calcext:value-type="string">
            <text:p>3613-3619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1-22" calcext:value-type="date">
            <text:p>11/22/2019</text:p>
          </table:table-cell>
          <table:table-cell table:style-name="ce4" office:value-type="string" calcext:value-type="string">
            <text:p>3620-3621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1-23" calcext:value-type="date">
            <text:p>11/23/2019</text:p>
          </table:table-cell>
          <table:table-cell table:style-name="ce4" office:value-type="string" calcext:value-type="string">
            <text:p>3622-3624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1-24" calcext:value-type="date">
            <text:p>11/24/2019</text:p>
          </table:table-cell>
          <table:table-cell table:style-name="ce4" office:value-type="string" calcext:value-type="string">
            <text:p>3625-3627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1-25" calcext:value-type="date">
            <text:p>11/25/2019</text:p>
          </table:table-cell>
          <table:table-cell table:style-name="ce4" office:value-type="float" office:value="3628" calcext:value-type="float">
            <text:p>3628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1-25" calcext:value-type="date">
            <text:p>11/25/2019</text:p>
          </table:table-cell>
          <table:table-cell table:style-name="ce4" office:value-type="string" calcext:value-type="string">
            <text:p>3629-3633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f9d95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1-25" calcext:value-type="date">
            <text:p>11/25/2019</text:p>
          </table:table-cell>
          <table:table-cell table:style-name="ce4" office:value-type="string" calcext:value-type="string">
            <text:p>3634-3635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ac3c8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1-25" calcext:value-type="date">
            <text:p>11/25/2019</text:p>
          </table:table-cell>
          <table:table-cell table:style-name="ce4" office:value-type="float" office:value="3636" calcext:value-type="float">
            <text:p>3636</text:p>
          </table:table-cell>
          <table:table-cell office:value-type="string" calcext:value-type="string">
            <text:p>!!mG7VJxZNCI</text:p>
          </table:table-cell>
          <table:table-cell table:style-name="ce9" office:value-type="string" calcext:value-type="string">
            <text:p>e55e9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02" calcext:value-type="date">
            <text:p>12/2/2019</text:p>
          </table:table-cell>
          <table:table-cell table:style-name="ce4" office:value-type="string" calcext:value-type="string">
            <text:p>3637-3644</text:p>
          </table:table-cell>
          <table:table-cell office:value-type="string" calcext:value-type="string">
            <text:p>Null</text:p>
          </table:table-cell>
          <table:table-cell table:style-name="ce9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Anonymous</text:p>
          </table:table-cell>
          <table:table-cell office:value-type="string" calcext:value-type="string">
            <text:p>8 kun /projectdcomms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02" calcext:value-type="date">
            <text:p>12/2/2019</text:p>
          </table:table-cell>
          <table:table-cell table:style-name="ce4" office:value-type="string" calcext:value-type="string">
            <text:p>3645-3646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735c7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03" calcext:value-type="date">
            <text:p>12/3/2019</text:p>
          </table:table-cell>
          <table:table-cell table:style-name="ce4" office:value-type="string" calcext:value-type="string">
            <text:p>3647-3649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projectdcomms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06" calcext:value-type="date">
            <text:p>12/6/2019</text:p>
          </table:table-cell>
          <table:table-cell table:style-name="ce4" office:value-type="string" calcext:value-type="string">
            <text:p>3650-3654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projectdcomms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07" calcext:value-type="date">
            <text:p>12/7/2019</text:p>
          </table:table-cell>
          <table:table-cell table:style-name="ce4" office:value-type="string" calcext:value-type="string">
            <text:p>3655-3666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projectdcomms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4" calcext:value-type="date">
            <text:p>12/14/2019</text:p>
          </table:table-cell>
          <table:table-cell table:style-name="ce4" office:value-type="string" calcext:value-type="string">
            <text:p>3667-3669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6d027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4" calcext:value-type="date">
            <text:p>12/14/2019</text:p>
          </table:table-cell>
          <table:table-cell table:style-name="ce4" office:value-type="string" calcext:value-type="string">
            <text:p>3670-3671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5184c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4" calcext:value-type="date">
            <text:p>12/14/2019</text:p>
          </table:table-cell>
          <table:table-cell table:style-name="ce4" office:value-type="string" calcext:value-type="string">
            <text:p>3672-3676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c11bf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4" calcext:value-type="date">
            <text:p>12/14/2019</text:p>
          </table:table-cell>
          <table:table-cell table:style-name="ce4" office:value-type="float" office:value="3677" calcext:value-type="float">
            <text:p>3677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5291c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5" calcext:value-type="date">
            <text:p>12/15/2019</text:p>
          </table:table-cell>
          <table:table-cell table:style-name="ce5" office:value-type="string" calcext:value-type="string">
            <text:p>3678-3680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ac799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5" calcext:value-type="date">
            <text:p>12/15/2019</text:p>
          </table:table-cell>
          <table:table-cell table:style-name="ce5" office:value-type="float" office:value="3681" calcext:value-type="float">
            <text:p>3681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1a03d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5" calcext:value-type="date">
            <text:p>12/15/2019</text:p>
          </table:table-cell>
          <table:table-cell table:style-name="ce5" office:value-type="string" calcext:value-type="string">
            <text:p>3682-3683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df385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5" calcext:value-type="date">
            <text:p>12/15/2019</text:p>
          </table:table-cell>
          <table:table-cell table:style-name="ce5" office:value-type="float" office:value="3684" calcext:value-type="float">
            <text:p>3684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projectdcomms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5" calcext:value-type="date">
            <text:p>12/15/2019</text:p>
          </table:table-cell>
          <table:table-cell table:style-name="ce4" office:value-type="string" calcext:value-type="string">
            <text:p>3685-3688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6c145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5" calcext:value-type="date">
            <text:p>12/15/2019</text:p>
          </table:table-cell>
          <table:table-cell table:style-name="ce4" office:value-type="string" calcext:value-type="string">
            <text:p>3689-3691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6c75b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5" calcext:value-type="date">
            <text:p>12/15/2019</text:p>
          </table:table-cell>
          <table:table-cell table:style-name="ce4" office:value-type="float" office:value="3692" calcext:value-type="float">
            <text:p>3692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c6058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6" calcext:value-type="date">
            <text:p>12/16/2019</text:p>
          </table:table-cell>
          <table:table-cell table:style-name="ce4" office:value-type="string" calcext:value-type="string">
            <text:p>3693-3696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def00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6" calcext:value-type="date">
            <text:p>12/16/2019</text:p>
          </table:table-cell>
          <table:table-cell table:style-name="ce4" office:value-type="string" calcext:value-type="string">
            <text:p>3697-3699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3def7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7" calcext:value-type="date">
            <text:p>12/17/2019</text:p>
          </table:table-cell>
          <table:table-cell table:style-name="ce4" office:value-type="float" office:value="3700" calcext:value-type="float">
            <text:p>3700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54046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7" calcext:value-type="date">
            <text:p>12/17/2019</text:p>
          </table:table-cell>
          <table:table-cell table:style-name="ce4" office:value-type="float" office:value="3701" calcext:value-type="float">
            <text:p>3701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4accf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7" calcext:value-type="date">
            <text:p>12/17/2019</text:p>
          </table:table-cell>
          <table:table-cell table:style-name="ce4" office:value-type="string" calcext:value-type="string">
            <text:p>3702-3706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90221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7" calcext:value-type="date">
            <text:p>12/17/2019</text:p>
          </table:table-cell>
          <table:table-cell table:style-name="ce4" office:value-type="string" calcext:value-type="string">
            <text:p>3707-3711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663a1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7" calcext:value-type="date">
            <text:p>12/17/2019</text:p>
          </table:table-cell>
          <table:table-cell table:style-name="ce4" office:value-type="string" calcext:value-type="string">
            <text:p>3712-3713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ab6b9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7" calcext:value-type="date">
            <text:p>12/17/2019</text:p>
          </table:table-cell>
          <table:table-cell table:style-name="ce4" office:value-type="float" office:value="3714" calcext:value-type="float">
            <text:p>3714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48cd1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7" calcext:value-type="date">
            <text:p>12/17/2019</text:p>
          </table:table-cell>
          <table:table-cell table:style-name="ce4" office:value-type="string" calcext:value-type="string">
            <text:p>3715-3717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4e4d4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8" calcext:value-type="date">
            <text:p>12/18/2019</text:p>
          </table:table-cell>
          <table:table-cell table:style-name="ce4" office:value-type="float" office:value="3718" calcext:value-type="float">
            <text:p>3718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7d3eb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8" calcext:value-type="date">
            <text:p>12/18/2019</text:p>
          </table:table-cell>
          <table:table-cell table:style-name="ce4" office:value-type="string" calcext:value-type="string">
            <text:p>3719-3720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3d603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8" calcext:value-type="date">
            <text:p>12/18/2019</text:p>
          </table:table-cell>
          <table:table-cell table:style-name="ce4" office:value-type="float" office:value="3721" calcext:value-type="float">
            <text:p>3721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00cb0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8" calcext:value-type="date">
            <text:p>12/18/2019</text:p>
          </table:table-cell>
          <table:table-cell table:style-name="ce4" office:value-type="float" office:value="3722" calcext:value-type="float">
            <text:p>3722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3f540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8" calcext:value-type="date">
            <text:p>12/18/2019</text:p>
          </table:table-cell>
          <table:table-cell table:style-name="ce4" office:value-type="string" calcext:value-type="string">
            <text:p>3723-3725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6d572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9" calcext:value-type="date">
            <text:p>12/19/2019</text:p>
          </table:table-cell>
          <table:table-cell table:style-name="ce4" office:value-type="string" calcext:value-type="string">
            <text:p>3726-3729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e021a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9" calcext:value-type="date">
            <text:p>12/19/2019</text:p>
          </table:table-cell>
          <table:table-cell table:style-name="ce4" office:value-type="float" office:value="3730" calcext:value-type="float">
            <text:p>3730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1c918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9" calcext:value-type="date">
            <text:p>12/19/2019</text:p>
          </table:table-cell>
          <table:table-cell table:style-name="ce4" office:value-type="string" calcext:value-type="string">
            <text:p>3731-3737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6e512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19" calcext:value-type="date">
            <text:p>12/19/2019</text:p>
          </table:table-cell>
          <table:table-cell table:style-name="ce4" office:value-type="string" calcext:value-type="string">
            <text:p>3738-3739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2c6a4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22" calcext:value-type="date">
            <text:p>12/22/2019</text:p>
          </table:table-cell>
          <table:table-cell table:style-name="ce4" office:value-type="float" office:value="3740" calcext:value-type="float">
            <text:p>3740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05fbc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22" calcext:value-type="date">
            <text:p>12/22/2019</text:p>
          </table:table-cell>
          <table:table-cell table:style-name="ce4" office:value-type="string" calcext:value-type="string">
            <text:p>3741-3742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503cf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22" calcext:value-type="date">
            <text:p>12/22/2019</text:p>
          </table:table-cell>
          <table:table-cell table:style-name="ce4" office:value-type="string" calcext:value-type="string">
            <text:p>3743-3744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bc2e3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22" calcext:value-type="date">
            <text:p>12/22/2019</text:p>
          </table:table-cell>
          <table:table-cell table:style-name="ce4" office:value-type="string" calcext:value-type="string">
            <text:p>3745-3747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14c69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23" calcext:value-type="date">
            <text:p>12/23/2019</text:p>
          </table:table-cell>
          <table:table-cell table:style-name="ce4" office:value-type="float" office:value="3748" calcext:value-type="float">
            <text:p>3748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723a5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23" calcext:value-type="date">
            <text:p>12/23/2019</text:p>
          </table:table-cell>
          <table:table-cell table:style-name="ce4" office:value-type="string" calcext:value-type="string">
            <text:p>3749-3750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b6d60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23" calcext:value-type="date">
            <text:p>12/23/2019</text:p>
          </table:table-cell>
          <table:table-cell table:style-name="ce4" office:value-type="string" calcext:value-type="string">
            <text:p>3751-3753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2d5f8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27" calcext:value-type="date">
            <text:p>12/27/2019</text:p>
          </table:table-cell>
          <table:table-cell table:style-name="ce4" office:value-type="float" office:value="3754" calcext:value-type="float">
            <text:p>3754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1ec39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27" calcext:value-type="date">
            <text:p>12/27/2019</text:p>
          </table:table-cell>
          <table:table-cell table:style-name="ce4" office:value-type="float" office:value="3755" calcext:value-type="float">
            <text:p>3755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f59e7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27" calcext:value-type="date">
            <text:p>12/27/2019</text:p>
          </table:table-cell>
          <table:table-cell table:style-name="ce4" office:value-type="string" calcext:value-type="string">
            <text:p>3756-4757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812ed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27" calcext:value-type="date">
            <text:p>12/27/2019</text:p>
          </table:table-cell>
          <table:table-cell table:style-name="ce4" office:value-type="float" office:value="3758" calcext:value-type="float">
            <text:p>3758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a902c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28" calcext:value-type="date">
            <text:p>12/28/2019</text:p>
          </table:table-cell>
          <table:table-cell table:style-name="ce4" office:value-type="float" office:value="3759" calcext:value-type="float">
            <text:p>3759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3d379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28" calcext:value-type="date">
            <text:p>12/28/2019</text:p>
          </table:table-cell>
          <table:table-cell table:style-name="ce4" office:value-type="float" office:value="3760" calcext:value-type="float">
            <text:p>3760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fd954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28" calcext:value-type="date">
            <text:p>12/28/2019</text:p>
          </table:table-cell>
          <table:table-cell table:style-name="ce4" office:value-type="string" calcext:value-type="string">
            <text:p>3761-3763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d073d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28" calcext:value-type="date">
            <text:p>12/28/2019</text:p>
          </table:table-cell>
          <table:table-cell table:style-name="ce4" office:value-type="string" calcext:value-type="string">
            <text:p>3764-3766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2b15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28" calcext:value-type="date">
            <text:p>12/28/2019</text:p>
          </table:table-cell>
          <table:table-cell table:style-name="ce4" office:value-type="float" office:value="3767" calcext:value-type="float">
            <text:p>3767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ccdce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29" calcext:value-type="date">
            <text:p>12/29/2019</text:p>
          </table:table-cell>
          <table:table-cell table:style-name="ce4" office:value-type="string" calcext:value-type="string">
            <text:p>3768-3770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83ae1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12-29" calcext:value-type="date">
            <text:p>12/29/2019</text:p>
          </table:table-cell>
          <table:table-cell table:style-name="ce4" office:value-type="string" calcext:value-type="string">
            <text:p>3771-3774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aa51d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19" calcext:value-type="date">
            <text:p>1/19/2020</text:p>
          </table:table-cell>
          <table:table-cell table:style-name="ce4" office:value-type="string" calcext:value-type="string">
            <text:p>3775-3776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19b53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20" calcext:value-type="date">
            <text:p>1/20/2020</text:p>
          </table:table-cell>
          <table:table-cell table:style-name="ce4" office:value-type="float" office:value="3777" calcext:value-type="float">
            <text:p>3777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8ac2b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21" calcext:value-type="date">
            <text:p>1/21/2020</text:p>
          </table:table-cell>
          <table:table-cell table:style-name="ce4" office:value-type="string" calcext:value-type="string">
            <text:p>3778-3781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aa5bc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22" calcext:value-type="date">
            <text:p>1/22/2020</text:p>
          </table:table-cell>
          <table:table-cell table:style-name="ce4" office:value-type="float" office:value="3782" calcext:value-type="float">
            <text:p>3782</text:p>
          </table:table-cell>
          <table:table-cell office:value-type="string" calcext:value-type="string">
            <text:p>!!Hs1Jq13jV6</text:p>
          </table:table-cell>
          <table:table-cell table:style-name="ce9" office:value-type="float" office:value="851078" calcext:value-type="float">
            <text:p>85107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23" calcext:value-type="date">
            <text:p>1/23/2020</text:p>
          </table:table-cell>
          <table:table-cell table:style-name="ce4" office:value-type="string" calcext:value-type="string">
            <text:p>3783-3785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8cdd1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23" calcext:value-type="date">
            <text:p>1/23/2020</text:p>
          </table:table-cell>
          <table:table-cell table:style-name="ce4" office:value-type="float" office:value="3786" calcext:value-type="float">
            <text:p>3786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57f61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23" calcext:value-type="date">
            <text:p>1/23/2020</text:p>
          </table:table-cell>
          <table:table-cell table:style-name="ce4" office:value-type="float" office:value="3787" calcext:value-type="float">
            <text:p>3787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dce43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23" calcext:value-type="date">
            <text:p>1/23/2020</text:p>
          </table:table-cell>
          <table:table-cell table:style-name="ce4" office:value-type="string" calcext:value-type="string">
            <text:p>3788-3789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1724b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23" calcext:value-type="date">
            <text:p>1/23/2020</text:p>
          </table:table-cell>
          <table:table-cell table:style-name="ce4" office:value-type="float" office:value="3790" calcext:value-type="float">
            <text:p>3790</text:p>
          </table:table-cell>
          <table:table-cell office:value-type="string" calcext:value-type="string">
            <text:p>!!Hs1Jq13jV6</text:p>
          </table:table-cell>
          <table:table-cell table:style-name="ce9" office:value-type="float" office:value="793617" calcext:value-type="float">
            <text:p>79361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23" calcext:value-type="date">
            <text:p>1/23/2020</text:p>
          </table:table-cell>
          <table:table-cell table:style-name="ce4" office:value-type="float" office:value="3791" calcext:value-type="float">
            <text:p>3791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74bab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23" calcext:value-type="date">
            <text:p>1/23/2020</text:p>
          </table:table-cell>
          <table:table-cell table:style-name="ce4" office:value-type="float" office:value="3792" calcext:value-type="float">
            <text:p>3792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6ea91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23" calcext:value-type="date">
            <text:p>1/23/2020</text:p>
          </table:table-cell>
          <table:table-cell table:style-name="ce4" office:value-type="float" office:value="3793" calcext:value-type="float">
            <text:p>3793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99f21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23" calcext:value-type="date">
            <text:p>1/23/2020</text:p>
          </table:table-cell>
          <table:table-cell table:style-name="ce4" office:value-type="float" office:value="3794" calcext:value-type="float">
            <text:p>3794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685c2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28" calcext:value-type="date">
            <text:p>1/28/2020</text:p>
          </table:table-cell>
          <table:table-cell table:style-name="ce4" office:value-type="string" calcext:value-type="string">
            <text:p>3795-3799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2c0df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28" calcext:value-type="date">
            <text:p>1/28/2020</text:p>
          </table:table-cell>
          <table:table-cell table:style-name="ce4" office:value-type="string" calcext:value-type="string">
            <text:p>3800-3801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e6ce6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28" calcext:value-type="date">
            <text:p>1/28/2020</text:p>
          </table:table-cell>
          <table:table-cell table:style-name="ce4" office:value-type="string" calcext:value-type="string">
            <text:p>3802-3803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2cfc1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28" calcext:value-type="date">
            <text:p>1/28/2020</text:p>
          </table:table-cell>
          <table:table-cell table:style-name="ce4" office:value-type="float" office:value="3804" calcext:value-type="float">
            <text:p>3804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e8a64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28" calcext:value-type="date">
            <text:p>1/28/2020</text:p>
          </table:table-cell>
          <table:table-cell table:style-name="ce4" office:value-type="float" office:value="3805" calcext:value-type="float">
            <text:p>3805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61fad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30" calcext:value-type="date">
            <text:p>1/30/2020</text:p>
          </table:table-cell>
          <table:table-cell table:style-name="ce4" office:value-type="string" calcext:value-type="string">
            <text:p>3806-3809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ccc32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30" calcext:value-type="date">
            <text:p>1/30/2020</text:p>
          </table:table-cell>
          <table:table-cell table:style-name="ce4" office:value-type="string" calcext:value-type="string">
            <text:p>3810-3813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43b2d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30" calcext:value-type="date">
            <text:p>1/30/2020</text:p>
          </table:table-cell>
          <table:table-cell table:style-name="ce4" office:value-type="float" office:value="3814" calcext:value-type="float">
            <text:p>3814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533c6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31" calcext:value-type="date">
            <text:p>1/31/2020</text:p>
          </table:table-cell>
          <table:table-cell table:style-name="ce4" office:value-type="string" calcext:value-type="string">
            <text:p>3815-3816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ef52a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31" calcext:value-type="date">
            <text:p>1/31/2020</text:p>
          </table:table-cell>
          <table:table-cell table:style-name="ce4" office:value-type="float" office:value="3817" calcext:value-type="float">
            <text:p>3817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a1e81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1-31" calcext:value-type="date">
            <text:p>1/31/2020</text:p>
          </table:table-cell>
          <table:table-cell table:style-name="ce4" office:value-type="float" office:value="3818" calcext:value-type="float">
            <text:p>3818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ddb4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01" calcext:value-type="date">
            <text:p>2/1/2020</text:p>
          </table:table-cell>
          <table:table-cell table:style-name="ce4" office:value-type="string" calcext:value-type="string">
            <text:p>3819-3820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b5f63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01" calcext:value-type="date">
            <text:p>2/1/2020</text:p>
          </table:table-cell>
          <table:table-cell table:style-name="ce4" office:value-type="string" calcext:value-type="string">
            <text:p>3821-3823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aef29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03" calcext:value-type="date">
            <text:p>2/3/2020</text:p>
          </table:table-cell>
          <table:table-cell table:style-name="ce4" office:value-type="float" office:value="3824" calcext:value-type="float">
            <text:p>3824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9b417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05" calcext:value-type="date">
            <text:p>2/5/2020</text:p>
          </table:table-cell>
          <table:table-cell table:style-name="ce4" office:value-type="string" calcext:value-type="string">
            <text:p>3825-3838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92ff2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05" calcext:value-type="date">
            <text:p>2/5/2020</text:p>
          </table:table-cell>
          <table:table-cell table:style-name="ce4" office:value-type="string" calcext:value-type="string">
            <text:p>3829-3830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7a878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05" calcext:value-type="date">
            <text:p>2/5/2020</text:p>
          </table:table-cell>
          <table:table-cell table:style-name="ce4" office:value-type="string" calcext:value-type="string">
            <text:p>3831-3832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df6b0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05" calcext:value-type="date">
            <text:p>2/5/2020</text:p>
          </table:table-cell>
          <table:table-cell table:style-name="ce4" office:value-type="float" office:value="3833" calcext:value-type="float">
            <text:p>3833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d49f6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05" calcext:value-type="date">
            <text:p>2/5/2020</text:p>
          </table:table-cell>
          <table:table-cell table:style-name="ce4" office:value-type="float" office:value="3834" calcext:value-type="float">
            <text:p>3834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ee9b9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06" calcext:value-type="date">
            <text:p>2/6/2020</text:p>
          </table:table-cell>
          <table:table-cell table:style-name="ce4" office:value-type="string" calcext:value-type="string">
            <text:p>3835-3836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256bf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06" calcext:value-type="date">
            <text:p>2/6/2020</text:p>
          </table:table-cell>
          <table:table-cell table:style-name="ce4" office:value-type="string" calcext:value-type="string">
            <text:p>3837-3838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12fc9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07" calcext:value-type="date">
            <text:p>2/7/2020</text:p>
          </table:table-cell>
          <table:table-cell table:style-name="ce4" office:value-type="float" office:value="3839" calcext:value-type="float">
            <text:p>3839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04936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07" calcext:value-type="date">
            <text:p>2/7/2020</text:p>
          </table:table-cell>
          <table:table-cell table:style-name="ce4" office:value-type="string" calcext:value-type="string">
            <text:p>3840-3842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82fed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08" calcext:value-type="date">
            <text:p>2/8/2020</text:p>
          </table:table-cell>
          <table:table-cell table:style-name="ce4" office:value-type="float" office:value="3843" calcext:value-type="float">
            <text:p>3843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7d6cb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08" calcext:value-type="date">
            <text:p>2/8/2020</text:p>
          </table:table-cell>
          <table:table-cell table:style-name="ce4" office:value-type="float" office:value="3844" calcext:value-type="float">
            <text:p>3844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a3cb4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08" calcext:value-type="date">
            <text:p>2/8/2020</text:p>
          </table:table-cell>
          <table:table-cell table:style-name="ce4" office:value-type="float" office:value="3845" calcext:value-type="float">
            <text:p>3845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0a1aa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08" calcext:value-type="date">
            <text:p>2/8/2020</text:p>
          </table:table-cell>
          <table:table-cell table:style-name="ce4" office:value-type="float" office:value="3846" calcext:value-type="float">
            <text:p>3846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47c81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08" calcext:value-type="date">
            <text:p>2/8/2020</text:p>
          </table:table-cell>
          <table:table-cell table:style-name="ce4" office:value-type="float" office:value="3847" calcext:value-type="float">
            <text:p>3847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a0232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08" calcext:value-type="date">
            <text:p>2/8/2020</text:p>
          </table:table-cell>
          <table:table-cell table:style-name="ce4" office:value-type="float" office:value="3848" calcext:value-type="float">
            <text:p>3848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9fc5e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09" calcext:value-type="date">
            <text:p>2/9/2020</text:p>
          </table:table-cell>
          <table:table-cell table:style-name="ce4" office:value-type="float" office:value="3849" calcext:value-type="float">
            <text:p>3849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10" calcext:value-type="date">
            <text:p>2/10/2020</text:p>
          </table:table-cell>
          <table:table-cell table:style-name="ce4" office:value-type="string" calcext:value-type="string">
            <text:p>3850-3854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9f19f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11" calcext:value-type="date">
            <text:p>2/11/2020</text:p>
          </table:table-cell>
          <table:table-cell table:style-name="ce4" office:value-type="float" office:value="3855" calcext:value-type="float">
            <text:p>3855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4bcf3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12" calcext:value-type="date">
            <text:p>2/12/2020</text:p>
          </table:table-cell>
          <table:table-cell table:style-name="ce4" office:value-type="float" office:value="3856" calcext:value-type="float">
            <text:p>3856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df18d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12" calcext:value-type="date">
            <text:p>2/12/2020</text:p>
          </table:table-cell>
          <table:table-cell table:style-name="ce4" office:value-type="string" calcext:value-type="string">
            <text:p>3857-3858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4b313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12" calcext:value-type="date">
            <text:p>2/12/2020</text:p>
          </table:table-cell>
          <table:table-cell table:style-name="ce4" office:value-type="float" office:value="3859" calcext:value-type="float">
            <text:p>3859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7a008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13" calcext:value-type="date">
            <text:p>2/13/2020</text:p>
          </table:table-cell>
          <table:table-cell table:style-name="ce4" office:value-type="float" office:value="3860" calcext:value-type="float">
            <text:p>3860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d027f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14" calcext:value-type="date">
            <text:p>2/14/2020</text:p>
          </table:table-cell>
          <table:table-cell table:style-name="ce4" office:value-type="string" calcext:value-type="string">
            <text:p>3861-3862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d5674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14" calcext:value-type="date">
            <text:p>2/14/2020</text:p>
          </table:table-cell>
          <table:table-cell table:style-name="ce4" office:value-type="float" office:value="3863" calcext:value-type="float">
            <text:p>3863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0b8a2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14" calcext:value-type="date">
            <text:p>2/14/2020</text:p>
          </table:table-cell>
          <table:table-cell table:style-name="ce4" office:value-type="string" calcext:value-type="string">
            <text:p>3864-3865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3a775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14" calcext:value-type="date">
            <text:p>2/14/2020</text:p>
          </table:table-cell>
          <table:table-cell table:style-name="ce4" office:value-type="string" calcext:value-type="string">
            <text:p>3866-3867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717d8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17" calcext:value-type="date">
            <text:p>2/17/2020</text:p>
          </table:table-cell>
          <table:table-cell table:style-name="ce4" office:value-type="float" office:value="3868" calcext:value-type="float">
            <text:p>3868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31bd8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17" calcext:value-type="date">
            <text:p>2/17/2020</text:p>
          </table:table-cell>
          <table:table-cell table:style-name="ce4" office:value-type="string" calcext:value-type="string">
            <text:p>3869-3870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c0e5f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17" calcext:value-type="date">
            <text:p>2/17/2020</text:p>
          </table:table-cell>
          <table:table-cell table:style-name="ce4" office:value-type="string" calcext:value-type="string">
            <text:p>3871-3872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73bdd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18" calcext:value-type="date">
            <text:p>2/18/2020</text:p>
          </table:table-cell>
          <table:table-cell table:style-name="ce4" office:value-type="float" office:value="3873" calcext:value-type="float">
            <text:p>3873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2bf7f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20" calcext:value-type="date">
            <text:p>2/20/2020</text:p>
          </table:table-cell>
          <table:table-cell table:style-name="ce4" office:value-type="float" office:value="3874" calcext:value-type="float">
            <text:p>3874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e0d3e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20" calcext:value-type="date">
            <text:p>2/20/2020</text:p>
          </table:table-cell>
          <table:table-cell table:style-name="ce4" office:value-type="float" office:value="3875" calcext:value-type="float">
            <text:p>3875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f9122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20" calcext:value-type="date">
            <text:p>2/20/2020</text:p>
          </table:table-cell>
          <table:table-cell table:style-name="ce4" office:value-type="string" calcext:value-type="string">
            <text:p>3876-3877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f7236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20" calcext:value-type="date">
            <text:p>2/20/2020</text:p>
          </table:table-cell>
          <table:table-cell table:style-name="ce4" office:value-type="string" calcext:value-type="string">
            <text:p>3878-3880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e42a0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24" calcext:value-type="date">
            <text:p>2/24/2020</text:p>
          </table:table-cell>
          <table:table-cell table:style-name="ce4" office:value-type="string" calcext:value-type="string">
            <text:p>3881-3882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b03e0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25" calcext:value-type="date">
            <text:p>2/25/2020</text:p>
          </table:table-cell>
          <table:table-cell table:style-name="ce4" office:value-type="float" office:value="3883" calcext:value-type="float">
            <text:p>3883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7351c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25" calcext:value-type="date">
            <text:p>2/25/2020</text:p>
          </table:table-cell>
          <table:table-cell table:style-name="ce4" office:value-type="float" office:value="3884" calcext:value-type="float">
            <text:p>3884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902ef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25" calcext:value-type="date">
            <text:p>2/25/2020</text:p>
          </table:table-cell>
          <table:table-cell table:style-name="ce4" office:value-type="float" office:value="3885" calcext:value-type="float">
            <text:p>3885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e1be0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2-25" calcext:value-type="date">
            <text:p>2/25/2020</text:p>
          </table:table-cell>
          <table:table-cell table:style-name="ce4" office:value-type="string" calcext:value-type="string">
            <text:p>3886-3890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5fdb2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3-09" calcext:value-type="date">
            <text:p>3/9/2020</text:p>
          </table:table-cell>
          <table:table-cell table:style-name="ce4" office:value-type="string" calcext:value-type="string">
            <text:p>3891-3892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14a56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3-09" calcext:value-type="date">
            <text:p>3/9/2020</text:p>
          </table:table-cell>
          <table:table-cell table:style-name="ce4" office:value-type="string" calcext:value-type="string">
            <text:p>3893-3894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98c60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3-21" calcext:value-type="date">
            <text:p>3/21/2020</text:p>
          </table:table-cell>
          <table:table-cell table:style-name="ce4" office:value-type="float" office:value="3895" calcext:value-type="float">
            <text:p>3895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f933c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3-23" calcext:value-type="date">
            <text:p>3/23/2020</text:p>
          </table:table-cell>
          <table:table-cell table:style-name="ce4" office:value-type="float" office:value="3896" calcext:value-type="float">
            <text:p>3896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b32e4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3-23" calcext:value-type="date">
            <text:p>3/23/2020</text:p>
          </table:table-cell>
          <table:table-cell table:style-name="ce4" office:value-type="string" calcext:value-type="string">
            <text:p>3897-3898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0cbc8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3-26" calcext:value-type="date">
            <text:p>3/26/2020</text:p>
          </table:table-cell>
          <table:table-cell table:style-name="ce4" office:value-type="string" calcext:value-type="string">
            <text:p>3899-3902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03001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3-26" calcext:value-type="date">
            <text:p>3/26/2020</text:p>
          </table:table-cell>
          <table:table-cell table:style-name="ce4" office:value-type="float" office:value="3903" calcext:value-type="float">
            <text:p>3903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aaf36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3-27" calcext:value-type="date">
            <text:p>3/27/2020</text:p>
          </table:table-cell>
          <table:table-cell table:style-name="ce4" office:value-type="float" office:value="3904" calcext:value-type="float">
            <text:p>3904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6290e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3-28" calcext:value-type="date">
            <text:p>3/28/2020</text:p>
          </table:table-cell>
          <table:table-cell table:style-name="ce4" office:value-type="string" calcext:value-type="string">
            <text:p>3905=3908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fead7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08" calcext:value-type="date">
            <text:p>4/8/2020</text:p>
          </table:table-cell>
          <table:table-cell table:style-name="ce4" office:value-type="string" calcext:value-type="string">
            <text:p>3909-3912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d6f0e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08" calcext:value-type="date">
            <text:p>4/8/2020</text:p>
          </table:table-cell>
          <table:table-cell table:style-name="ce4" office:value-type="float" office:value="3913" calcext:value-type="float">
            <text:p>3913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f4f11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08" calcext:value-type="date">
            <text:p>4/8/2020</text:p>
          </table:table-cell>
          <table:table-cell table:style-name="ce4" office:value-type="float" office:value="3914" calcext:value-type="float">
            <text:p>3914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b7fcc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08" calcext:value-type="date">
            <text:p>4/8/2020</text:p>
          </table:table-cell>
          <table:table-cell table:style-name="ce4" office:value-type="string" calcext:value-type="string">
            <text:p>3915-3916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14b8b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08" calcext:value-type="date">
            <text:p>4/8/2020</text:p>
          </table:table-cell>
          <table:table-cell table:style-name="ce4" office:value-type="float" office:value="3917" calcext:value-type="float">
            <text:p>3917</text:p>
          </table:table-cell>
          <table:table-cell office:value-type="string" calcext:value-type="string">
            <text:p>!!Hs1Jq13jV6</text:p>
          </table:table-cell>
          <table:table-cell table:style-name="ce9" office:value-type="float" office:value="856327" calcext:value-type="float">
            <text:p>85632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09" calcext:value-type="date">
            <text:p>4/9/2020</text:p>
          </table:table-cell>
          <table:table-cell table:style-name="ce4" office:value-type="string" calcext:value-type="string">
            <text:p>3918-3919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48c10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09" calcext:value-type="date">
            <text:p>4/9/2020</text:p>
          </table:table-cell>
          <table:table-cell table:style-name="ce4" office:value-type="string" calcext:value-type="string">
            <text:p>3920-3921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0f75e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09" calcext:value-type="date">
            <text:p>4/9/2020</text:p>
          </table:table-cell>
          <table:table-cell table:style-name="ce4" office:value-type="string" calcext:value-type="string">
            <text:p>3922-3824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ca069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09" calcext:value-type="date">
            <text:p>4/9/2020</text:p>
          </table:table-cell>
          <table:table-cell table:style-name="ce4" office:value-type="string" calcext:value-type="string">
            <text:p>3925-3926</text:p>
          </table:table-cell>
          <table:table-cell office:value-type="string" calcext:value-type="string">
            <text:p>!!Hs1Jq13jV6</text:p>
          </table:table-cell>
          <table:table-cell table:style-name="ce9" office:value-type="float" office:value="110248" calcext:value-type="float">
            <text:p>11024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09" calcext:value-type="date">
            <text:p>4/9/2020</text:p>
          </table:table-cell>
          <table:table-cell table:style-name="ce4" office:value-type="float" office:value="3927" calcext:value-type="float">
            <text:p>3927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fc53f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10" calcext:value-type="date">
            <text:p>4/10/2020</text:p>
          </table:table-cell>
          <table:table-cell table:style-name="ce5" office:value-type="string" calcext:value-type="string">
            <text:p>3928-3930</text:p>
          </table:table-cell>
          <table:table-cell office:value-type="string" calcext:value-type="string">
            <text:p>!!Hs1Jq13jV6</text:p>
          </table:table-cell>
          <table:table-cell table:style-name="ce9" office:value-type="float" office:value="766698" calcext:value-type="float">
            <text:p>76669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10" calcext:value-type="date">
            <text:p>4/10/2020</text:p>
          </table:table-cell>
          <table:table-cell table:style-name="ce5" office:value-type="string" calcext:value-type="string">
            <text:p>3931-3932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ba29f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10" calcext:value-type="date">
            <text:p>4/10/2020</text:p>
          </table:table-cell>
          <table:table-cell table:style-name="ce5" office:value-type="string" calcext:value-type="string">
            <text:p>3933-3940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06981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10" calcext:value-type="date">
            <text:p>4/10/2020</text:p>
          </table:table-cell>
          <table:table-cell table:style-name="ce5" office:value-type="float" office:value="3934" calcext:value-type="float">
            <text:p>3934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projectdcomms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11" calcext:value-type="date">
            <text:p>4/11/2020</text:p>
          </table:table-cell>
          <table:table-cell table:style-name="ce4" office:value-type="string" calcext:value-type="string">
            <text:p>3941-3950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0163d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12" calcext:value-type="date">
            <text:p>4/12/2020</text:p>
          </table:table-cell>
          <table:table-cell table:style-name="ce4" office:value-type="float" office:value="3951" calcext:value-type="float">
            <text:p>3951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9e3ed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13" calcext:value-type="date">
            <text:p>4/13/2020</text:p>
          </table:table-cell>
          <table:table-cell table:style-name="ce4" office:value-type="float" office:value="3952" calcext:value-type="float">
            <text:p>3952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a0cf6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13" calcext:value-type="date">
            <text:p>4/13/2020</text:p>
          </table:table-cell>
          <table:table-cell table:style-name="ce4" office:value-type="float" office:value="3953" calcext:value-type="float">
            <text:p>3953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e204c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14" calcext:value-type="date">
            <text:p>4/14/2020</text:p>
          </table:table-cell>
          <table:table-cell table:style-name="ce4" office:value-type="string" calcext:value-type="string">
            <text:p>3954-3955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efc75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14" calcext:value-type="date">
            <text:p>4/14/2020</text:p>
          </table:table-cell>
          <table:table-cell table:style-name="ce4" office:value-type="float" office:value="3956" calcext:value-type="float">
            <text:p>3956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0a357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14" calcext:value-type="date">
            <text:p>4/14/2020</text:p>
          </table:table-cell>
          <table:table-cell table:style-name="ce4" office:value-type="float" office:value="3957" calcext:value-type="float">
            <text:p>3957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1c460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14" calcext:value-type="date">
            <text:p>4/14/2020</text:p>
          </table:table-cell>
          <table:table-cell table:style-name="ce4" office:value-type="float" office:value="3958" calcext:value-type="float">
            <text:p>3958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c618f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14" calcext:value-type="date">
            <text:p>4/14/2020</text:p>
          </table:table-cell>
          <table:table-cell table:style-name="ce4" office:value-type="string" calcext:value-type="string">
            <text:p>3959-3961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f0ecf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14" calcext:value-type="date">
            <text:p>4/14/2020</text:p>
          </table:table-cell>
          <table:table-cell table:style-name="ce4" office:value-type="float" office:value="3962" calcext:value-type="float">
            <text:p>3962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2497d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14" calcext:value-type="date">
            <text:p>4/14/2020</text:p>
          </table:table-cell>
          <table:table-cell table:style-name="ce4" office:value-type="float" office:value="3963" calcext:value-type="float">
            <text:p>3963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6769b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15" calcext:value-type="date">
            <text:p>4/15/2020</text:p>
          </table:table-cell>
          <table:table-cell table:style-name="ce4" office:value-type="string" calcext:value-type="string">
            <text:p>3964-3971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16" calcext:value-type="date">
            <text:p>4/16/2020</text:p>
          </table:table-cell>
          <table:table-cell table:style-name="ce4" office:value-type="float" office:value="3972" calcext:value-type="float">
            <text:p>3972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39bec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16" calcext:value-type="date">
            <text:p>4/16/2020</text:p>
          </table:table-cell>
          <table:table-cell table:style-name="ce4" office:value-type="float" office:value="3973" calcext:value-type="float">
            <text:p>3973</text:p>
          </table:table-cell>
          <table:table-cell office:value-type="string" calcext:value-type="string">
            <text:p>!!Hs1Jq13jV6</text:p>
          </table:table-cell>
          <table:table-cell table:style-name="ce9" office:value-type="float" office:value="274569" calcext:value-type="float">
            <text:p>27456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16" calcext:value-type="date">
            <text:p>4/16/2020</text:p>
          </table:table-cell>
          <table:table-cell table:style-name="ce4" office:value-type="string" calcext:value-type="string">
            <text:p>3974-3975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1b7bf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17" calcext:value-type="date">
            <text:p>4/17/2020</text:p>
          </table:table-cell>
          <table:table-cell table:style-name="ce4" office:value-type="string" calcext:value-type="string">
            <text:p>3976-3981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535f3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17" calcext:value-type="date">
            <text:p>4/17/2020</text:p>
          </table:table-cell>
          <table:table-cell table:style-name="ce4" office:value-type="string" calcext:value-type="string">
            <text:p>3982-3983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58d16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17" calcext:value-type="date">
            <text:p>4/17/2020</text:p>
          </table:table-cell>
          <table:table-cell table:style-name="ce4" office:value-type="string" calcext:value-type="string">
            <text:p>3984-3986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c5f48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18" calcext:value-type="date">
            <text:p>4/18/2020</text:p>
          </table:table-cell>
          <table:table-cell table:style-name="ce4" office:value-type="float" office:value="3987" calcext:value-type="float">
            <text:p>3987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7df6b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26" calcext:value-type="date">
            <text:p>4/26/2020</text:p>
          </table:table-cell>
          <table:table-cell table:style-name="ce4" office:value-type="float" office:value="3988" calcext:value-type="float">
            <text:p>3988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2b18b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28" calcext:value-type="date">
            <text:p>4/28/2020</text:p>
          </table:table-cell>
          <table:table-cell table:style-name="ce4" office:value-type="float" office:value="3989" calcext:value-type="float">
            <text:p>3989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14a93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28" calcext:value-type="date">
            <text:p>4/28/2020</text:p>
          </table:table-cell>
          <table:table-cell table:style-name="ce4" office:value-type="string" calcext:value-type="string">
            <text:p>3990-3998</text:p>
          </table:table-cell>
          <table:table-cell office:value-type="string" calcext:value-type="string">
            <text:p>!!Hs1Jq13jV6</text:p>
          </table:table-cell>
          <table:table-cell table:style-name="ce9" office:value-type="float" office:value="878872" calcext:value-type="float">
            <text:p>87887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28" calcext:value-type="date">
            <text:p>4/28/2020</text:p>
          </table:table-cell>
          <table:table-cell table:style-name="ce4" office:value-type="float" office:value="3999" calcext:value-type="float">
            <text:p>3999</text:p>
          </table:table-cell>
          <table:table-cell office:value-type="string" calcext:value-type="string">
            <text:p>!!Hs1Jq13jV6</text:p>
          </table:table-cell>
          <table:table-cell table:style-name="ce9" office:value-type="string" calcext:value-type="string">
            <text:p>1db14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 table:number-rows-repeated="333">
          <table:table-cell table:style-name="ce2"/>
          <table:table-cell table:style-name="ce4"/>
          <table:table-cell/>
          <table:table-cell table:style-name="ce9"/>
          <table:table-cell table:style-name="ce4" table:number-columns-repeated="2"/>
          <table:table-cell table:number-columns-repeated="251"/>
        </table:table-row>
        <table:table-row table:style-name="ro1" table:number-rows-repeated="10">
          <table:table-cell table:style-name="ce2"/>
          <table:table-cell table:style-name="ce5"/>
          <table:table-cell/>
          <table:table-cell table:style-name="ce9"/>
          <table:table-cell table:style-name="ce4" table:number-columns-repeated="2"/>
          <table:table-cell table:number-columns-repeated="251"/>
        </table:table-row>
        <table:table-row table:style-name="ro1" table:number-rows-repeated="3">
          <table:table-cell table:style-name="ce2"/>
          <table:table-cell table:style-name="ce4"/>
          <table:table-cell/>
          <table:table-cell table:style-name="ce9"/>
          <table:table-cell table:style-name="ce4" table:number-columns-repeated="2"/>
          <table:table-cell table:number-columns-repeated="251"/>
        </table:table-row>
        <table:table-row table:style-name="ro1">
          <table:table-cell table:style-name="ce2"/>
          <table:table-cell table:number-columns-repeated="2"/>
          <table:table-cell table:style-name="ce9"/>
          <table:table-cell table:style-name="ce4" table:number-columns-repeated="2"/>
          <table:table-cell table:number-columns-repeated="251"/>
        </table:table-row>
        <table:table-row table:style-name="ro1" table:number-rows-repeated="62">
          <table:table-cell table:style-name="ce2"/>
          <table:table-cell table:style-name="ce4"/>
          <table:table-cell/>
          <table:table-cell table:style-name="ce9"/>
          <table:table-cell table:style-name="ce4" table:number-columns-repeated="2"/>
          <table:table-cell table:number-columns-repeated="251"/>
        </table:table-row>
        <table:table-row table:style-name="ro1" table:number-rows-repeated="2">
          <table:table-cell table:style-name="ce2"/>
          <table:table-cell table:style-name="ce7"/>
          <table:table-cell/>
          <table:table-cell table:style-name="ce9"/>
          <table:table-cell table:style-name="ce4" table:number-columns-repeated="2"/>
          <table:table-cell table:number-columns-repeated="251"/>
        </table:table-row>
        <table:table-row table:style-name="ro1">
          <table:table-cell table:style-name="ce2"/>
          <table:table-cell table:number-columns-repeated="2"/>
          <table:table-cell table:style-name="ce9"/>
          <table:table-cell table:style-name="ce4" table:number-columns-repeated="2"/>
          <table:table-cell table:number-columns-repeated="251"/>
        </table:table-row>
        <table:table-row table:style-name="ro1" table:number-rows-repeated="119">
          <table:table-cell table:style-name="ce2"/>
          <table:table-cell table:style-name="ce4"/>
          <table:table-cell/>
          <table:table-cell table:style-name="ce9"/>
          <table:table-cell table:style-name="ce4" table:number-columns-repeated="2"/>
          <table:table-cell table:number-columns-repeated="251"/>
        </table:table-row>
        <table:table-row table:style-name="ro1" table:number-rows-repeated="3">
          <table:table-cell table:style-name="ce2"/>
          <table:table-cell table:style-name="ce7"/>
          <table:table-cell/>
          <table:table-cell table:style-name="ce9"/>
          <table:table-cell table:style-name="ce4" table:number-columns-repeated="2"/>
          <table:table-cell table:number-columns-repeated="251"/>
        </table:table-row>
        <table:table-row table:style-name="ro1" table:number-rows-repeated="42">
          <table:table-cell table:style-name="ce2"/>
          <table:table-cell table:style-name="ce4"/>
          <table:table-cell/>
          <table:table-cell table:style-name="ce9"/>
          <table:table-cell table:style-name="ce4" table:number-columns-repeated="2"/>
          <table:table-cell table:number-columns-repeated="251"/>
        </table:table-row>
        <table:table-row table:style-name="ro1" table:number-rows-repeated="1047574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range table:name="Excel_BuiltIn__FilterDatabase" table:base-cell-address="$ods.$A$1" table:cell-range-address="$ods.$A$1:.$G$425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3">
      <number:month number:textual="true"/>
      <number:text>-</number:text>
      <number:year number:style="long"/>
    </number:dat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date-style style:name="N10136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99" fo:padding="0.028in"/>
      <style:text-properties fo:color="#ff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028in"/>
      <style:text-properties fo:color="#808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28in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28in"/>
    </style:style>
    <style:style style:name="Text_20_1" style:display-name="Text 1" style:family="table-cell" style:parent-style-name="Default">
      <style:table-cell-properties fo:padding="0.028in"/>
    </style:style>
    <style:style style:name="Warning_20_1" style:display-name="Warning 1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ods" style:display-name="PageStyle_od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on</meta:initial-creator>
    <meta:creation-date>2024-05-24T11:33:43</meta:creation-date>
    <dc:date>2024-05-24T12:03:44.898009490</dc:date>
    <meta:editing-duration>PT2M49S</meta:editing-duration>
    <meta:editing-cycles>1</meta:editing-cycles>
    <meta:document-statistic meta:table-count="1" meta:cell-count="2551" meta:object-count="0"/>
    <meta:generator>LibreOffice/7.3.7.2$Linux_X86_64 LibreOffice_project/30$Build-2</meta:generator>
  </office:meta>
</office:document-meta>
</file>